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SPENDING_PERCENT_OF_GD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8532229986993.65" calcext:value-type="float">
            <text:p>8532229986993.65</text:p>
          </table:table-cell>
          <table:table-cell/>
          <table:table-cell office:value-type="float" office:value="94.2795467346732" calcext:value-type="float">
            <text:p>94.2795467346732</text:p>
          </table:table-cell>
          <table:table-cell office:value-type="float" office:value="6.35069990158081" calcext:value-type="float">
            <text:p>6.3506999015808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8532229986993.65" calcext:value-type="float">
            <text:p>8532229986993.65</text:p>
          </table:table-cell>
          <table:table-cell/>
          <table:table-cell office:value-type="float" office:value="93.9310086691106" calcext:value-type="float">
            <text:p>93.9310086691106</text:p>
          </table:table-cell>
          <table:table-cell office:value-type="float" office:value="6.35020017623901" calcext:value-type="float">
            <text:p>6.3502001762390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8532229986993.65" calcext:value-type="float">
            <text:p>8532229986993.65</text:p>
          </table:table-cell>
          <table:table-cell/>
          <table:table-cell office:value-type="float" office:value="94.08585806459" calcext:value-type="float">
            <text:p>94.08585806459</text:p>
          </table:table-cell>
          <table:table-cell office:value-type="float" office:value="6.23140001296997" calcext:value-type="float">
            <text:p>6.2314000129699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8532229986993.65" calcext:value-type="float">
            <text:p>8532229986993.65</text:p>
          </table:table-cell>
          <table:table-cell/>
          <table:table-cell office:value-type="float" office:value="94.7203151497988" calcext:value-type="float">
            <text:p>94.7203151497988</text:p>
          </table:table-cell>
          <table:table-cell office:value-type="float" office:value="6.22620010375977" calcext:value-type="float">
            <text:p>6.2262001037597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9570406235659.64" calcext:value-type="float">
            <text:p>9570406235659.64</text:p>
          </table:table-cell>
          <table:table-cell/>
          <table:table-cell office:value-type="float" office:value="96.6022359563794" calcext:value-type="float">
            <text:p>96.6022359563794</text:p>
          </table:table-cell>
          <table:table-cell office:value-type="float" office:value="6.12090015411377" calcext:value-type="float">
            <text:p>6.1209001541137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9570406235659.64" calcext:value-type="float">
            <text:p>9570406235659.64</text:p>
          </table:table-cell>
          <table:table-cell/>
          <table:table-cell office:value-type="float" office:value="96.1768467093567" calcext:value-type="float">
            <text:p>96.1768467093567</text:p>
          </table:table-cell>
          <table:table-cell office:value-type="float" office:value="6.10949993133545" calcext:value-type="float">
            <text:p>6.1094999313354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9570406235659.64" calcext:value-type="float">
            <text:p>9570406235659.64</text:p>
          </table:table-cell>
          <table:table-cell/>
          <table:table-cell office:value-type="float" office:value="96.6577072030902" calcext:value-type="float">
            <text:p>96.6577072030902</text:p>
          </table:table-cell>
          <table:table-cell office:value-type="float" office:value="6.08319997787476" calcext:value-type="float">
            <text:p>6.0831999778747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9570406235659.64" calcext:value-type="float">
            <text:p>9570406235659.64</text:p>
          </table:table-cell>
          <table:table-cell/>
          <table:table-cell office:value-type="float" office:value="97.4617347184458" calcext:value-type="float">
            <text:p>97.4617347184458</text:p>
          </table:table-cell>
          <table:table-cell office:value-type="float" office:value="6.11840009689331" calcext:value-type="float">
            <text:p>6.1184000968933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10475682920594.5" calcext:value-type="float">
            <text:p>10475682920594.5</text:p>
          </table:table-cell>
          <table:table-cell/>
          <table:table-cell office:value-type="float" office:value="98.7666666666667" calcext:value-type="float">
            <text:p>98.7666666666667</text:p>
          </table:table-cell>
          <table:table-cell office:value-type="float" office:value="6.24843788146973" calcext:value-type="float">
            <text:p>6.248437881469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10475682920594.5" calcext:value-type="float">
            <text:p>10475682920594.5</text:p>
          </table:table-cell>
          <table:table-cell/>
          <table:table-cell office:value-type="float" office:value="98.2333333333334" calcext:value-type="float">
            <text:p>98.2333333333334</text:p>
          </table:table-cell>
          <table:table-cell office:value-type="float" office:value="6.13339996337891" calcext:value-type="float">
            <text:p>6.1333999633789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10475682920594.5" calcext:value-type="float">
            <text:p>10475682920594.5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6.15346717834473" calcext:value-type="float">
            <text:p>6.1534671783447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10475682920594.5" calcext:value-type="float">
            <text:p>10475682920594.5</text:p>
          </table:table-cell>
          <table:table-cell/>
          <table:table-cell office:value-type="float" office:value="98.8333333333334" calcext:value-type="float">
            <text:p>98.8333333333334</text:p>
          </table:table-cell>
          <table:table-cell office:value-type="float" office:value="6.26802110671997" calcext:value-type="float">
            <text:p>6.2680211067199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-2.54" calcext:value-type="float">
            <text:p>-2.54</text:p>
          </table:table-cell>
          <table:table-cell/>
          <table:table-cell office:value-type="float" office:value="11061553079876.4" calcext:value-type="float">
            <text:p>11061553079876.4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6.1911997795105" calcext:value-type="float">
            <text:p>6.191199779510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-2.54" calcext:value-type="float">
            <text:p>-2.54</text:p>
          </table:table-cell>
          <table:table-cell/>
          <table:table-cell office:value-type="float" office:value="11061553079876.4" calcext:value-type="float">
            <text:p>11061553079876.4</text:p>
          </table:table-cell>
          <table:table-cell/>
          <table:table-cell office:value-type="float" office:value="99.5666666666667" calcext:value-type="float">
            <text:p>99.5666666666667</text:p>
          </table:table-cell>
          <table:table-cell office:value-type="float" office:value="6.37849998474121" calcext:value-type="float">
            <text:p>6.3784999847412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-2.54" calcext:value-type="float">
            <text:p>-2.54</text:p>
          </table:table-cell>
          <table:table-cell/>
          <table:table-cell office:value-type="float" office:value="11061553079876.4" calcext:value-type="float">
            <text:p>11061553079876.4</text:p>
          </table:table-cell>
          <table:table-cell/>
          <table:table-cell office:value-type="float" office:value="100.266666666667" calcext:value-type="float">
            <text:p>100.266666666667</text:p>
          </table:table-cell>
          <table:table-cell office:value-type="float" office:value="6.38500022888184" calcext:value-type="float">
            <text:p>6.3850002288818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-2.54" calcext:value-type="float">
            <text:p>-2.54</text:p>
          </table:table-cell>
          <table:table-cell/>
          <table:table-cell office:value-type="float" office:value="11061553079876.4" calcext:value-type="float">
            <text:p>11061553079876.4</text:p>
          </table:table-cell>
          <table:table-cell/>
          <table:table-cell office:value-type="float" office:value="100.266666666667" calcext:value-type="float">
            <text:p>100.266666666667</text:p>
          </table:table-cell>
          <table:table-cell office:value-type="float" office:value="6.53039979934692" calcext:value-type="float">
            <text:p>6.5303997993469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-3.39" calcext:value-type="float">
            <text:p>-3.39</text:p>
          </table:table-cell>
          <table:table-cell office:value-type="float" office:value="4.3" calcext:value-type="float">
            <text:p>4.3</text:p>
          </table:table-cell>
          <table:table-cell office:value-type="float" office:value="11233276536737.2" calcext:value-type="float">
            <text:p>11233276536737.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57329988479614" calcext:value-type="float">
            <text:p>6.5732998847961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-3.39" calcext:value-type="float">
            <text:p>-3.39</text:p>
          </table:table-cell>
          <table:table-cell office:value-type="float" office:value="4.3" calcext:value-type="float">
            <text:p>4.3</text:p>
          </table:table-cell>
          <table:table-cell office:value-type="float" office:value="11233276536737.2" calcext:value-type="float">
            <text:p>11233276536737.2</text:p>
          </table:table-cell>
          <table:table-cell/>
          <table:table-cell office:value-type="float" office:value="101.666666666667" calcext:value-type="float">
            <text:p>101.666666666667</text:p>
          </table:table-cell>
          <table:table-cell office:value-type="float" office:value="6.68039989471436" calcext:value-type="float">
            <text:p>6.6803998947143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-3.39" calcext:value-type="float">
            <text:p>-3.39</text:p>
          </table:table-cell>
          <table:table-cell office:value-type="float" office:value="4.3" calcext:value-type="float">
            <text:p>4.3</text:p>
          </table:table-cell>
          <table:table-cell office:value-type="float" office:value="11233276536737.2" calcext:value-type="float">
            <text:p>11233276536737.2</text:p>
          </table:table-cell>
          <table:table-cell/>
          <table:table-cell office:value-type="float" office:value="101.9" calcext:value-type="float">
            <text:p>101.9</text:p>
          </table:table-cell>
          <table:table-cell office:value-type="float" office:value="6.89729976654053" calcext:value-type="float">
            <text:p>6.8972997665405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-3.39" calcext:value-type="float">
            <text:p>-3.39</text:p>
          </table:table-cell>
          <table:table-cell office:value-type="float" office:value="4.3" calcext:value-type="float">
            <text:p>4.3</text:p>
          </table:table-cell>
          <table:table-cell office:value-type="float" office:value="11233276536737.2" calcext:value-type="float">
            <text:p>11233276536737.2</text:p>
          </table:table-cell>
          <table:table-cell/>
          <table:table-cell office:value-type="float" office:value="102.433333333333" calcext:value-type="float">
            <text:p>102.433333333333</text:p>
          </table:table-cell>
          <table:table-cell office:value-type="float" office:value="6.87010002136231" calcext:value-type="float">
            <text:p>6.8701000213623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-3.4" calcext:value-type="float">
            <text:p>-3.4</text:p>
          </table:table-cell>
          <table:table-cell office:value-type="float" office:value="4.3" calcext:value-type="float">
            <text:p>4.3</text:p>
          </table:table-cell>
          <table:table-cell office:value-type="float" office:value="12310409370892.8" calcext:value-type="float">
            <text:p>12310409370892.8</text:p>
          </table:table-cell>
          <table:table-cell/>
          <table:table-cell office:value-type="float" office:value="103.466666666667" calcext:value-type="float">
            <text:p>103.466666666667</text:p>
          </table:table-cell>
          <table:table-cell office:value-type="float" office:value="6.85580015182495" calcext:value-type="float">
            <text:p>6.8558001518249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-3.4" calcext:value-type="float">
            <text:p>-3.4</text:p>
          </table:table-cell>
          <table:table-cell office:value-type="float" office:value="4.3" calcext:value-type="float">
            <text:p>4.3</text:p>
          </table:table-cell>
          <table:table-cell office:value-type="float" office:value="12310409370892.8" calcext:value-type="float">
            <text:p>12310409370892.8</text:p>
          </table:table-cell>
          <table:table-cell/>
          <table:table-cell office:value-type="float" office:value="103.2" calcext:value-type="float">
            <text:p>103.2</text:p>
          </table:table-cell>
          <table:table-cell office:value-type="float" office:value="6.59569978713989" calcext:value-type="float">
            <text:p>6.5956997871398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-3.4" calcext:value-type="float">
            <text:p>-3.4</text:p>
          </table:table-cell>
          <table:table-cell office:value-type="float" office:value="4.3" calcext:value-type="float">
            <text:p>4.3</text:p>
          </table:table-cell>
          <table:table-cell office:value-type="float" office:value="12310409370892.8" calcext:value-type="float">
            <text:p>12310409370892.8</text:p>
          </table:table-cell>
          <table:table-cell/>
          <table:table-cell office:value-type="float" office:value="103.533333333333" calcext:value-type="float">
            <text:p>103.533333333333</text:p>
          </table:table-cell>
          <table:table-cell office:value-type="float" office:value="6.60830020904541" calcext:value-type="float">
            <text:p>6.6083002090454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-3.4" calcext:value-type="float">
            <text:p>-3.4</text:p>
          </table:table-cell>
          <table:table-cell office:value-type="float" office:value="4.3" calcext:value-type="float">
            <text:p>4.3</text:p>
          </table:table-cell>
          <table:table-cell office:value-type="float" office:value="12310409370892.8" calcext:value-type="float">
            <text:p>12310409370892.8</text:p>
          </table:table-cell>
          <table:table-cell/>
          <table:table-cell office:value-type="float" office:value="104.3" calcext:value-type="float">
            <text:p>104.3</text:p>
          </table:table-cell>
          <table:table-cell office:value-type="float" office:value="6.31669998168945" calcext:value-type="float">
            <text:p>6.3166999816894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-4.28" calcext:value-type="float">
            <text:p>-4.28</text:p>
          </table:table-cell>
          <table:table-cell office:value-type="float" office:value="4.3" calcext:value-type="float">
            <text:p>4.3</text:p>
          </table:table-cell>
          <table:table-cell office:value-type="float" office:value="13894817549374.2" calcext:value-type="float">
            <text:p>13894817549374.2</text:p>
          </table:table-cell>
          <table:table-cell office:value-type="float" office:value="4.9" calcext:value-type="float">
            <text:p>4.9</text:p>
          </table:table-cell>
          <table:table-cell office:value-type="float" office:value="105.666666666667" calcext:value-type="float">
            <text:p>105.666666666667</text:p>
          </table:table-cell>
          <table:table-cell office:value-type="float" office:value="6.41800022125244" calcext:value-type="float">
            <text:p>6.4180002212524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-4.28" calcext:value-type="float">
            <text:p>-4.28</text:p>
          </table:table-cell>
          <table:table-cell office:value-type="float" office:value="4.31" calcext:value-type="float">
            <text:p>4.31</text:p>
          </table:table-cell>
          <table:table-cell office:value-type="float" office:value="13894817549374.2" calcext:value-type="float">
            <text:p>13894817549374.2</text:p>
          </table:table-cell>
          <table:table-cell office:value-type="float" office:value="4.9" calcext:value-type="float">
            <text:p>4.9</text:p>
          </table:table-cell>
          <table:table-cell office:value-type="float" office:value="104.966666666667" calcext:value-type="float">
            <text:p>104.966666666667</text:p>
          </table:table-cell>
          <table:table-cell office:value-type="float" office:value="6.84310007095337" calcext:value-type="float">
            <text:p>6.8431000709533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-4.28" calcext:value-type="float">
            <text:p>-4.28</text:p>
          </table:table-cell>
          <table:table-cell office:value-type="float" office:value="4.31" calcext:value-type="float">
            <text:p>4.31</text:p>
          </table:table-cell>
          <table:table-cell office:value-type="float" office:value="13894817549374.2" calcext:value-type="float">
            <text:p>13894817549374.2</text:p>
          </table:table-cell>
          <table:table-cell office:value-type="float" office:value="4.9" calcext:value-type="float">
            <text:p>4.9</text:p>
          </table:table-cell>
          <table:table-cell office:value-type="float" office:value="105.9" calcext:value-type="float">
            <text:p>105.9</text:p>
          </table:table-cell>
          <table:table-cell office:value-type="float" office:value="6.94150018692017" calcext:value-type="float">
            <text:p>6.941500186920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office:value-type="float" office:value="-4.28" calcext:value-type="float">
            <text:p>-4.28</text:p>
          </table:table-cell>
          <table:table-cell office:value-type="float" office:value="4.31" calcext:value-type="float">
            <text:p>4.31</text:p>
          </table:table-cell>
          <table:table-cell office:value-type="float" office:value="13894817549374.2" calcext:value-type="float">
            <text:p>13894817549374.2</text:p>
          </table:table-cell>
          <table:table-cell office:value-type="float" office:value="4.9" calcext:value-type="float">
            <text:p>4.9</text:p>
          </table:table-cell>
          <table:table-cell office:value-type="float" office:value="106.566666666667" calcext:value-type="float">
            <text:p>106.566666666667</text:p>
          </table:table-cell>
          <table:table-cell office:value-type="float" office:value="6.68620014190674" calcext:value-type="float">
            <text:p>6.686200141906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-6.1" calcext:value-type="float">
            <text:p>-6.1</text:p>
          </table:table-cell>
          <table:table-cell office:value-type="float" office:value="4.31" calcext:value-type="float">
            <text:p>4.31</text:p>
          </table:table-cell>
          <table:table-cell office:value-type="float" office:value="14279937500606.5" calcext:value-type="float">
            <text:p>14279937500606.5</text:p>
          </table:table-cell>
          <table:table-cell office:value-type="float" office:value="5.2" calcext:value-type="float">
            <text:p>5.2</text:p>
          </table:table-cell>
          <table:table-cell office:value-type="float" office:value="107.6" calcext:value-type="float">
            <text:p>107.6</text:p>
          </table:table-cell>
          <table:table-cell office:value-type="float" office:value="6.90089988708496" calcext:value-type="float">
            <text:p>6.9008998870849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office:value-type="float" office:value="-6.1" calcext:value-type="float">
            <text:p>-6.1</text:p>
          </table:table-cell>
          <table:table-cell office:value-type="float" office:value="4.31" calcext:value-type="float">
            <text:p>4.31</text:p>
          </table:table-cell>
          <table:table-cell office:value-type="float" office:value="14279937500606.5" calcext:value-type="float">
            <text:p>14279937500606.5</text:p>
          </table:table-cell>
          <table:table-cell office:value-type="float" office:value="5.2" calcext:value-type="float">
            <text:p>5.2</text:p>
          </table:table-cell>
          <table:table-cell office:value-type="float" office:value="107.766666666667" calcext:value-type="float">
            <text:p>107.766666666667</text:p>
          </table:table-cell>
          <table:table-cell office:value-type="float" office:value="7.14359998703003" calcext:value-type="float">
            <text:p>7.14359998703003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-6.1" calcext:value-type="float">
            <text:p>-6.1</text:p>
          </table:table-cell>
          <table:table-cell office:value-type="float" office:value="4.31" calcext:value-type="float">
            <text:p>4.31</text:p>
          </table:table-cell>
          <table:table-cell office:value-type="float" office:value="14279937500606.5" calcext:value-type="float">
            <text:p>14279937500606.5</text:p>
          </table:table-cell>
          <table:table-cell office:value-type="float" office:value="5.2" calcext:value-type="float">
            <text:p>5.2</text:p>
          </table:table-cell>
          <table:table-cell office:value-type="float" office:value="108.933333333333" calcext:value-type="float">
            <text:p>108.933333333333</text:p>
          </table:table-cell>
          <table:table-cell office:value-type="float" office:value="7.03159999847412" calcext:value-type="float">
            <text:p>7.0315999984741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office:value-type="float" office:value="-6.1" calcext:value-type="float">
            <text:p>-6.1</text:p>
          </table:table-cell>
          <table:table-cell office:value-type="float" office:value="4.2" calcext:value-type="float">
            <text:p>4.2</text:p>
          </table:table-cell>
          <table:table-cell office:value-type="float" office:value="14279937500606.5" calcext:value-type="float">
            <text:p>14279937500606.5</text:p>
          </table:table-cell>
          <table:table-cell office:value-type="float" office:value="5.2" calcext:value-type="float">
            <text:p>5.2</text:p>
          </table:table-cell>
          <table:table-cell office:value-type="float" office:value="111.066666666667" calcext:value-type="float">
            <text:p>111.066666666667</text:p>
          </table:table-cell>
          <table:table-cell office:value-type="float" office:value="6.99090003967285" calcext:value-type="float">
            <text:p>6.9909000396728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-9.72" calcext:value-type="float">
            <text:p>-9.72</text:p>
          </table:table-cell>
          <table:table-cell office:value-type="float" office:value="4.15" calcext:value-type="float">
            <text:p>4.15</text:p>
          </table:table-cell>
          <table:table-cell office:value-type="float" office:value="14687673892882" calcext:value-type="float">
            <text:p>14687673892882</text:p>
          </table:table-cell>
          <table:table-cell office:value-type="float" office:value="5.2" calcext:value-type="float">
            <text:p>5.2</text:p>
          </table:table-cell>
          <table:table-cell office:value-type="float" office:value="112.933333333333" calcext:value-type="float">
            <text:p>112.933333333333</text:p>
          </table:table-cell>
          <table:table-cell office:value-type="float" office:value="7.1363000869751" calcext:value-type="float">
            <text:p>7.136300086975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office:value-type="float" office:value="-9.72" calcext:value-type="float">
            <text:p>-9.72</text:p>
          </table:table-cell>
          <table:table-cell office:value-type="float" office:value="3.85" calcext:value-type="float">
            <text:p>3.85</text:p>
          </table:table-cell>
          <table:table-cell office:value-type="float" office:value="14687673892882" calcext:value-type="float">
            <text:p>14687673892882</text:p>
          </table:table-cell>
          <table:table-cell office:value-type="float" office:value="5.2" calcext:value-type="float">
            <text:p>5.2</text:p>
          </table:table-cell>
          <table:table-cell office:value-type="float" office:value="110.7" calcext:value-type="float">
            <text:p>110.7</text:p>
          </table:table-cell>
          <table:table-cell office:value-type="float" office:value="6.86439990997314" calcext:value-type="float">
            <text:p>6.8643999099731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-9.72" calcext:value-type="float">
            <text:p>-9.72</text:p>
          </table:table-cell>
          <table:table-cell office:value-type="float" office:value="3.85" calcext:value-type="float">
            <text:p>3.85</text:p>
          </table:table-cell>
          <table:table-cell office:value-type="float" office:value="14687673892882" calcext:value-type="float">
            <text:p>14687673892882</text:p>
          </table:table-cell>
          <table:table-cell office:value-type="float" office:value="5.2" calcext:value-type="float">
            <text:p>5.2</text:p>
          </table:table-cell>
          <table:table-cell office:value-type="float" office:value="111.066666666667" calcext:value-type="float">
            <text:p>111.066666666667</text:p>
          </table:table-cell>
          <table:table-cell office:value-type="float" office:value="6.57600021362305" calcext:value-type="float">
            <text:p>6.57600021362305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office:value-type="float" office:value="-9.72" calcext:value-type="float">
            <text:p>-9.72</text:p>
          </table:table-cell>
          <table:table-cell office:value-type="float" office:value="3.85" calcext:value-type="float">
            <text:p>3.85</text:p>
          </table:table-cell>
          <table:table-cell office:value-type="float" office:value="14687673892882" calcext:value-type="float">
            <text:p>14687673892882</text:p>
          </table:table-cell>
          <table:table-cell office:value-type="float" office:value="5.2" calcext:value-type="float">
            <text:p>5.2</text:p>
          </table:table-cell>
          <table:table-cell office:value-type="float" office:value="111.2" calcext:value-type="float">
            <text:p>111.2</text:p>
          </table:table-cell>
          <table:table-cell office:value-type="float" office:value="6.47790002822876" calcext:value-type="float">
            <text:p>6.4779000282287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-6.04" calcext:value-type="float">
            <text:p>-6.04</text:p>
          </table:table-cell>
          <table:table-cell office:value-type="float" office:value="3.85" calcext:value-type="float">
            <text:p>3.85</text:p>
          </table:table-cell>
          <table:table-cell office:value-type="float" office:value="17734062645371.4" calcext:value-type="float">
            <text:p>17734062645371.4</text:p>
          </table:table-cell>
          <table:table-cell office:value-type="float" office:value="5.1" calcext:value-type="float">
            <text:p>5.1</text:p>
          </table:table-cell>
          <table:table-cell office:value-type="float" office:value="112.810274198877" calcext:value-type="float">
            <text:p>112.810274198877</text:p>
          </table:table-cell>
          <table:table-cell office:value-type="float" office:value="6.36740016937256" calcext:value-type="float">
            <text:p>6.3674001693725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office:value-type="float" office:value="-6.04" calcext:value-type="float">
            <text:p>-6.04</text:p>
          </table:table-cell>
          <table:table-cell office:value-type="float" office:value="3.85" calcext:value-type="float">
            <text:p>3.85</text:p>
          </table:table-cell>
          <table:table-cell office:value-type="float" office:value="17734062645371.4" calcext:value-type="float">
            <text:p>17734062645371.4</text:p>
          </table:table-cell>
          <table:table-cell office:value-type="float" office:value="5.1" calcext:value-type="float">
            <text:p>5.1</text:p>
          </table:table-cell>
          <table:table-cell office:value-type="float" office:value="112.103815659068" calcext:value-type="float">
            <text:p>112.103815659068</text:p>
          </table:table-cell>
          <table:table-cell office:value-type="float" office:value="6.46509981155396" calcext:value-type="float">
            <text:p>6.46509981155396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-6.04" calcext:value-type="float">
            <text:p>-6.04</text:p>
          </table:table-cell>
          <table:table-cell office:value-type="float" office:value="3.85" calcext:value-type="float">
            <text:p>3.85</text:p>
          </table:table-cell>
          <table:table-cell office:value-type="float" office:value="17734062645371.4" calcext:value-type="float">
            <text:p>17734062645371.4</text:p>
          </table:table-cell>
          <table:table-cell office:value-type="float" office:value="5.1" calcext:value-type="float">
            <text:p>5.1</text:p>
          </table:table-cell>
          <table:table-cell office:value-type="float" office:value="112.17817971589" calcext:value-type="float">
            <text:p>112.17817971589</text:p>
          </table:table-cell>
          <table:table-cell office:value-type="float" office:value="6.38700008392334" calcext:value-type="float">
            <text:p>6.3870000839233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office:value-type="float" office:value="-6.04" calcext:value-type="float">
            <text:p>-6.04</text:p>
          </table:table-cell>
          <table:table-cell office:value-type="float" office:value="3.85" calcext:value-type="float">
            <text:p>3.85</text:p>
          </table:table-cell>
          <table:table-cell office:value-type="float" office:value="17734062645371.4" calcext:value-type="float">
            <text:p>17734062645371.4</text:p>
          </table:table-cell>
          <table:table-cell office:value-type="float" office:value="5.1" calcext:value-type="float">
            <text:p>5.1</text:p>
          </table:table-cell>
          <table:table-cell office:value-type="float" office:value="113.182094482986" calcext:value-type="float">
            <text:p>113.182094482986</text:p>
          </table:table-cell>
          <table:table-cell office:value-type="float" office:value="6.31599998474121" calcext:value-type="float">
            <text:p>6.31599998474121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-7.54" calcext:value-type="float">
            <text:p>-7.54</text:p>
          </table:table-cell>
          <table:table-cell office:value-type="float" office:value="3.7" calcext:value-type="float">
            <text:p>3.7</text:p>
          </table:table-cell>
          <table:table-cell office:value-type="float" office:value="18100040000000" calcext:value-type="float">
            <text:p>18100040000000</text:p>
          </table:table-cell>
          <table:table-cell office:value-type="float" office:value="5.6" calcext:value-type="float">
            <text:p>5.6</text:p>
          </table:table-cell>
          <table:table-cell office:value-type="float" office:value="114.111645193261" calcext:value-type="float">
            <text:p>114.111645193261</text:p>
          </table:table-cell>
          <table:table-cell office:value-type="float" office:value="6.66029977798462" calcext:value-type="float">
            <text:p>6.66029977798462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office:value-type="float" office:value="-7.54" calcext:value-type="float">
            <text:p>-7.54</text:p>
          </table:table-cell>
          <table:table-cell office:value-type="float" office:value="3.7" calcext:value-type="float">
            <text:p>3.7</text:p>
          </table:table-cell>
          <table:table-cell office:value-type="float" office:value="18100040000000" calcext:value-type="float">
            <text:p>18100040000000</text:p>
          </table:table-cell>
          <table:table-cell office:value-type="float" office:value="5.6" calcext:value-type="float">
            <text:p>5.6</text:p>
          </table:table-cell>
          <table:table-cell office:value-type="float" office:value="114.632193591014" calcext:value-type="float">
            <text:p>114.632193591014</text:p>
          </table:table-cell>
          <table:table-cell office:value-type="float" office:value="6.91079998016357" calcext:value-type="float">
            <text:p>6.9107999801635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-7.54" calcext:value-type="float">
            <text:p>-7.54</text:p>
          </table:table-cell>
          <table:table-cell office:value-type="float" office:value="3.7" calcext:value-type="float">
            <text:p>3.7</text:p>
          </table:table-cell>
          <table:table-cell office:value-type="float" office:value="18100040000000" calcext:value-type="float">
            <text:p>18100040000000</text:p>
          </table:table-cell>
          <table:table-cell office:value-type="float" office:value="5.6" calcext:value-type="float">
            <text:p>5.6</text:p>
          </table:table-cell>
          <table:table-cell office:value-type="float" office:value="115.152741988768" calcext:value-type="float">
            <text:p>115.152741988768</text:p>
          </table:table-cell>
          <table:table-cell office:value-type="float" office:value="7.15939998626709" calcext:value-type="float">
            <text:p>7.1593999862670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office:value-type="float" office:value="-7.54" calcext:value-type="float">
            <text:p>-7.54</text:p>
          </table:table-cell>
          <table:table-cell office:value-type="float" office:value="3.65" calcext:value-type="float">
            <text:p>3.65</text:p>
          </table:table-cell>
          <table:table-cell office:value-type="float" office:value="18100040000000" calcext:value-type="float">
            <text:p>18100040000000</text:p>
          </table:table-cell>
          <table:table-cell office:value-type="float" office:value="5.6" calcext:value-type="float">
            <text:p>5.6</text:p>
          </table:table-cell>
          <table:table-cell office:value-type="float" office:value="115.264288074001" calcext:value-type="float">
            <text:p>115.264288074001</text:p>
          </table:table-cell>
          <table:table-cell office:value-type="float" office:value="6.9439001083374" calcext:value-type="float">
            <text:p>6.94390010833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23Q1</text:p>
          </table:table-cell>
          <table:table-cell office:value-type="float" office:value="-6.88" calcext:value-type="float">
            <text:p>-6.88</text:p>
          </table:table-cell>
          <table:table-cell office:value-type="float" office:value="3.65" calcext:value-type="float">
            <text:p>3.65</text:p>
          </table:table-cell>
          <table:table-cell office:value-type="float" office:value="19373059000000" calcext:value-type="float">
            <text:p>19373059000000</text:p>
          </table:table-cell>
          <table:table-cell office:value-type="float" office:value="5.55" calcext:value-type="float">
            <text:p>5.55</text:p>
          </table:table-cell>
          <table:table-cell office:value-type="float" office:value="103.2" calcext:value-type="float">
            <text:p>103.2</text:p>
          </table:table-cell>
          <table:table-cell office:value-type="float" office:value="6.87370014190674" calcext:value-type="float">
            <text:p>6.87370014190674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  <table:table-cell office:value-type="float" office:value="2411158.8" calcext:value-type="float">
            <text:p>2411158.8</text:p>
          </table:table-cell>
          <table:table-cell office:value-type="float" office:value="11.2" calcext:value-type="float">
            <text:p>11.2</text:p>
          </table:table-cell>
          <table:table-cell office:value-type="float" office:value="96.9066666666667" calcext:value-type="float">
            <text:p>96.9066666666667</text:p>
          </table:table-cell>
          <table:table-cell office:value-type="float" office:value="0.808099985122681" calcext:value-type="float">
            <text:p>0.80809998512268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office:value-type="float" office:value="-3.7" calcext:value-type="float">
            <text:p>-3.7</text:p>
          </table:table-cell>
          <table:table-cell office:value-type="float" office:value="1" calcext:value-type="float">
            <text:p>1</text:p>
          </table:table-cell>
          <table:table-cell office:value-type="float" office:value="2404798.8" calcext:value-type="float">
            <text:p>2404798.8</text:p>
          </table:table-cell>
          <table:table-cell office:value-type="float" office:value="11.5" calcext:value-type="float">
            <text:p>11.5</text:p>
          </table:table-cell>
          <table:table-cell office:value-type="float" office:value="98.25" calcext:value-type="float">
            <text:p>98.25</text:p>
          </table:table-cell>
          <table:table-cell office:value-type="float" office:value="0.799300014972687" calcext:value-type="float">
            <text:p>0.799300014972687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-3.7" calcext:value-type="float">
            <text:p>-3.7</text:p>
          </table:table-cell>
          <table:table-cell office:value-type="float" office:value="0.75" calcext:value-type="float">
            <text:p>0.75</text:p>
          </table:table-cell>
          <table:table-cell office:value-type="float" office:value="2402506.9" calcext:value-type="float">
            <text:p>2402506.9</text:p>
          </table:table-cell>
          <table:table-cell office:value-type="float" office:value="11.7" calcext:value-type="float">
            <text:p>11.7</text:p>
          </table:table-cell>
          <table:table-cell office:value-type="float" office:value="98.13" calcext:value-type="float">
            <text:p>98.13</text:p>
          </table:table-cell>
          <table:table-cell office:value-type="float" office:value="0.770799994468689" calcext:value-type="float">
            <text:p>0.770799994468689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office:value-type="float" office:value="-3.7" calcext:value-type="float">
            <text:p>-3.7</text:p>
          </table:table-cell>
          <table:table-cell office:value-type="float" office:value="0.75" calcext:value-type="float">
            <text:p>0.75</text:p>
          </table:table-cell>
          <table:table-cell office:value-type="float" office:value="2391734.8" calcext:value-type="float">
            <text:p>2391734.8</text:p>
          </table:table-cell>
          <table:table-cell office:value-type="float" office:value="12" calcext:value-type="float">
            <text:p>12</text:p>
          </table:table-cell>
          <table:table-cell office:value-type="float" office:value="98.9433333333333" calcext:value-type="float">
            <text:p>98.9433333333333</text:p>
          </table:table-cell>
          <table:table-cell office:value-type="float" office:value="0.760399997234345" calcext:value-type="float">
            <text:p>0.760399997234345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.75</text:p>
          </table:table-cell>
          <table:table-cell office:value-type="float" office:value="2383774.7" calcext:value-type="float">
            <text:p>2383774.7</text:p>
          </table:table-cell>
          <table:table-cell office:value-type="float" office:value="12.2" calcext:value-type="float">
            <text:p>12.2</text:p>
          </table:table-cell>
          <table:table-cell office:value-type="float" office:value="98.7166666666667" calcext:value-type="float">
            <text:p>98.7166666666667</text:p>
          </table:table-cell>
          <table:table-cell office:value-type="float" office:value="0.76664000749588" calcext:value-type="float">
            <text:p>0.7666400074958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  <table:table-cell office:value-type="float" office:value="2396015.8" calcext:value-type="float">
            <text:p>2396015.8</text:p>
          </table:table-cell>
          <table:table-cell office:value-type="float" office:value="12.2" calcext:value-type="float">
            <text:p>12.2</text:p>
          </table:table-cell>
          <table:table-cell office:value-type="float" office:value="99.63" calcext:value-type="float">
            <text:p>99.63</text:p>
          </table:table-cell>
          <table:table-cell office:value-type="float" office:value="0.756200015544891" calcext:value-type="float">
            <text:p>0.75620001554489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.5</text:p>
          </table:table-cell>
          <table:table-cell office:value-type="float" office:value="2403490.9" calcext:value-type="float">
            <text:p>2403490.9</text:p>
          </table:table-cell>
          <table:table-cell office:value-type="float" office:value="12.1" calcext:value-type="float">
            <text:p>12.1</text:p>
          </table:table-cell>
          <table:table-cell office:value-type="float" office:value="99.45" calcext:value-type="float">
            <text:p>99.45</text:p>
          </table:table-cell>
          <table:table-cell office:value-type="float" office:value="0.735620021820068" calcext:value-type="float">
            <text:p>0.73562002182006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.25</text:p>
          </table:table-cell>
          <table:table-cell office:value-type="float" office:value="2410260" calcext:value-type="float">
            <text:p>2410260</text:p>
          </table:table-cell>
          <table:table-cell office:value-type="float" office:value="12" calcext:value-type="float">
            <text:p>12</text:p>
          </table:table-cell>
          <table:table-cell office:value-type="float" office:value="99.7466666666666" calcext:value-type="float">
            <text:p>99.7466666666666</text:p>
          </table:table-cell>
          <table:table-cell office:value-type="float" office:value="0.729529976844788" calcext:value-type="float">
            <text:p>0.72952997684478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-2.4" calcext:value-type="float">
            <text:p>-2.4</text:p>
          </table:table-cell>
          <table:table-cell office:value-type="float" office:value="0.25" calcext:value-type="float">
            <text:p>0.25</text:p>
          </table:table-cell>
          <table:table-cell office:value-type="float" office:value="2420175" calcext:value-type="float">
            <text:p>2420175</text:p>
          </table:table-cell>
          <table:table-cell office:value-type="float" office:value="12" calcext:value-type="float">
            <text:p>12</text:p>
          </table:table-cell>
          <table:table-cell office:value-type="float" office:value="99.35" calcext:value-type="float">
            <text:p>99.35</text:p>
          </table:table-cell>
          <table:table-cell office:value-type="float" office:value="0.733430027961731" calcext:value-type="float">
            <text:p>0.73343002796173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office:value-type="float" office:value="-2.4" calcext:value-type="float">
            <text:p>-2.4</text:p>
          </table:table-cell>
          <table:table-cell office:value-type="float" office:value="0.15" calcext:value-type="float">
            <text:p>0.15</text:p>
          </table:table-cell>
          <table:table-cell office:value-type="float" office:value="2425058.7" calcext:value-type="float">
            <text:p>2425058.7</text:p>
          </table:table-cell>
          <table:table-cell office:value-type="float" office:value="11.6" calcext:value-type="float">
            <text:p>11.6</text:p>
          </table:table-cell>
          <table:table-cell office:value-type="float" office:value="100.19" calcext:value-type="float">
            <text:p>100.19</text:p>
          </table:table-cell>
          <table:table-cell office:value-type="float" office:value="0.761349976062775" calcext:value-type="float">
            <text:p>0.761349976062775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-2.4" calcext:value-type="float">
            <text:p>-2.4</text:p>
          </table:table-cell>
          <table:table-cell office:value-type="float" office:value="0.05" calcext:value-type="float">
            <text:p>0.05</text:p>
          </table:table-cell>
          <table:table-cell office:value-type="float" office:value="2436960.7" calcext:value-type="float">
            <text:p>2436960.7</text:p>
          </table:table-cell>
          <table:table-cell office:value-type="float" office:value="11.6" calcext:value-type="float">
            <text:p>11.6</text:p>
          </table:table-cell>
          <table:table-cell office:value-type="float" office:value="99.8" calcext:value-type="float">
            <text:p>99.8</text:p>
          </table:table-cell>
          <table:table-cell office:value-type="float" office:value="0.803990006446838" calcext:value-type="float">
            <text:p>0.80399000644683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office:value-type="float" office:value="-2.4" calcext:value-type="float">
            <text:p>-2.4</text:p>
          </table:table-cell>
          <table:table-cell office:value-type="float" office:value="0.05" calcext:value-type="float">
            <text:p>0.05</text:p>
          </table:table-cell>
          <table:table-cell office:value-type="float" office:value="2445637.9" calcext:value-type="float">
            <text:p>2445637.9</text:p>
          </table:table-cell>
          <table:table-cell office:value-type="float" office:value="11.5" calcext:value-type="float">
            <text:p>11.5</text:p>
          </table:table-cell>
          <table:table-cell office:value-type="float" office:value="99.9066666666667" calcext:value-type="float">
            <text:p>99.9066666666667</text:p>
          </table:table-cell>
          <table:table-cell office:value-type="float" office:value="0.89301997423172" calcext:value-type="float">
            <text:p>0.8930199742317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-1.9" calcext:value-type="float">
            <text:p>-1.9</text:p>
          </table:table-cell>
          <table:table-cell office:value-type="float" office:value="0.05" calcext:value-type="float">
            <text:p>0.05</text:p>
          </table:table-cell>
          <table:table-cell office:value-type="float" office:value="2461148.4" calcext:value-type="float">
            <text:p>2461148.4</text:p>
          </table:table-cell>
          <table:table-cell office:value-type="float" office:value="11.3" calcext:value-type="float">
            <text:p>11.3</text:p>
          </table:table-cell>
          <table:table-cell office:value-type="float" office:value="99.03" calcext:value-type="float">
            <text:p>99.03</text:p>
          </table:table-cell>
          <table:table-cell office:value-type="float" office:value="0.91237998008728" calcext:value-type="float">
            <text:p>0.9123799800872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-1.9" calcext:value-type="float">
            <text:p>-1.9</text:p>
          </table:table-cell>
          <table:table-cell office:value-type="float" office:value="0.05" calcext:value-type="float">
            <text:p>0.05</text:p>
          </table:table-cell>
          <table:table-cell office:value-type="float" office:value="2472574.6" calcext:value-type="float">
            <text:p>2472574.6</text:p>
          </table:table-cell>
          <table:table-cell office:value-type="float" office:value="11.1" calcext:value-type="float">
            <text:p>11.1</text:p>
          </table:table-cell>
          <table:table-cell office:value-type="float" office:value="100.62" calcext:value-type="float">
            <text:p>100.62</text:p>
          </table:table-cell>
          <table:table-cell office:value-type="float" office:value="0.891740024089813" calcext:value-type="float">
            <text:p>0.89174002408981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-1.9" calcext:value-type="float">
            <text:p>-1.9</text:p>
          </table:table-cell>
          <table:table-cell office:value-type="float" office:value="0.05" calcext:value-type="float">
            <text:p>0.05</text:p>
          </table:table-cell>
          <table:table-cell office:value-type="float" office:value="2482864.4" calcext:value-type="float">
            <text:p>2482864.4</text:p>
          </table:table-cell>
          <table:table-cell office:value-type="float" office:value="10.7" calcext:value-type="float">
            <text:p>10.7</text:p>
          </table:table-cell>
          <table:table-cell office:value-type="float" office:value="100.186666666667" calcext:value-type="float">
            <text:p>100.186666666667</text:p>
          </table:table-cell>
          <table:table-cell office:value-type="float" office:value="0.944909989833832" calcext:value-type="float">
            <text:p>0.94490998983383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-1.9" calcext:value-type="float">
            <text:p>-1.9</text:p>
          </table:table-cell>
          <table:table-cell office:value-type="float" office:value="0.05" calcext:value-type="float">
            <text:p>0.05</text:p>
          </table:table-cell>
          <table:table-cell office:value-type="float" office:value="2494378" calcext:value-type="float">
            <text:p>2494378</text:p>
          </table:table-cell>
          <table:table-cell office:value-type="float" office:value="10.6" calcext:value-type="float">
            <text:p>10.6</text:p>
          </table:table-cell>
          <table:table-cell office:value-type="float" office:value="100.163333333333" calcext:value-type="float">
            <text:p>100.163333333333</text:p>
          </table:table-cell>
          <table:table-cell office:value-type="float" office:value="0.91541999578476" calcext:value-type="float">
            <text:p>0.91541999578476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508163.5" calcext:value-type="float">
            <text:p>2508163.5</text:p>
          </table:table-cell>
          <table:table-cell office:value-type="float" office:value="10.3" calcext:value-type="float">
            <text:p>10.3</text:p>
          </table:table-cell>
          <table:table-cell office:value-type="float" office:value="99.0766666666666" calcext:value-type="float">
            <text:p>99.0766666666666</text:p>
          </table:table-cell>
          <table:table-cell office:value-type="float" office:value="0.89699000120163" calcext:value-type="float">
            <text:p>0.8969900012016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513982.5" calcext:value-type="float">
            <text:p>2513982.5</text:p>
          </table:table-cell>
          <table:table-cell office:value-type="float" office:value="10.2" calcext:value-type="float">
            <text:p>10.2</text:p>
          </table:table-cell>
          <table:table-cell office:value-type="float" office:value="100.503333333333" calcext:value-type="float">
            <text:p>100.503333333333</text:p>
          </table:table-cell>
          <table:table-cell office:value-type="float" office:value="0.896600008010864" calcext:value-type="float">
            <text:p>0.896600008010864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526089.2" calcext:value-type="float">
            <text:p>2526089.2</text:p>
          </table:table-cell>
          <table:table-cell office:value-type="float" office:value="9.9" calcext:value-type="float">
            <text:p>9.9</text:p>
          </table:table-cell>
          <table:table-cell office:value-type="float" office:value="100.443333333333" calcext:value-type="float">
            <text:p>100.443333333333</text:p>
          </table:table-cell>
          <table:table-cell office:value-type="float" office:value="0.939100027084351" calcext:value-type="float">
            <text:p>0.93910002708435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545223.4" calcext:value-type="float">
            <text:p>2545223.4</text:p>
          </table:table-cell>
          <table:table-cell office:value-type="float" office:value="9.7" calcext:value-type="float">
            <text:p>9.7</text:p>
          </table:table-cell>
          <table:table-cell office:value-type="float" office:value="100.886666666667" calcext:value-type="float">
            <text:p>100.886666666667</text:p>
          </table:table-cell>
          <table:table-cell office:value-type="float" office:value="0.944800019264221" calcext:value-type="float">
            <text:p>0.94480001926422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2562511.3" calcext:value-type="float">
            <text:p>2562511.3</text:p>
          </table:table-cell>
          <table:table-cell office:value-type="float" office:value="9.5" calcext:value-type="float">
            <text:p>9.5</text:p>
          </table:table-cell>
          <table:table-cell office:value-type="float" office:value="100.796666666667" calcext:value-type="float">
            <text:p>100.796666666667</text:p>
          </table:table-cell>
          <table:table-cell office:value-type="float" office:value="0.895120024681091" calcext:value-type="float">
            <text:p>0.89512002468109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2582696.5" calcext:value-type="float">
            <text:p>2582696.5</text:p>
          </table:table-cell>
          <table:table-cell office:value-type="float" office:value="9.1" calcext:value-type="float">
            <text:p>9.1</text:p>
          </table:table-cell>
          <table:table-cell office:value-type="float" office:value="102.033333333333" calcext:value-type="float">
            <text:p>102.033333333333</text:p>
          </table:table-cell>
          <table:table-cell office:value-type="float" office:value="0.840799987316132" calcext:value-type="float">
            <text:p>0.84079998731613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2602914" calcext:value-type="float">
            <text:p>2602914</text:p>
          </table:table-cell>
          <table:table-cell office:value-type="float" office:value="8.9" calcext:value-type="float">
            <text:p>8.9</text:p>
          </table:table-cell>
          <table:table-cell office:value-type="float" office:value="101.93" calcext:value-type="float">
            <text:p>101.93</text:p>
          </table:table-cell>
          <table:table-cell office:value-type="float" office:value="0.843739986419678" calcext:value-type="float">
            <text:p>0.84373998641967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2623901.6" calcext:value-type="float">
            <text:p>2623901.6</text:p>
          </table:table-cell>
          <table:table-cell office:value-type="float" office:value="8.7" calcext:value-type="float">
            <text:p>8.7</text:p>
          </table:table-cell>
          <table:table-cell office:value-type="float" office:value="102.316666666667" calcext:value-type="float">
            <text:p>102.316666666667</text:p>
          </table:table-cell>
          <table:table-cell office:value-type="float" office:value="0.817640006542206" calcext:value-type="float">
            <text:p>0.817640006542206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2623804.5" calcext:value-type="float">
            <text:p>2623804.5</text:p>
          </table:table-cell>
          <table:table-cell office:value-type="float" office:value="8.5" calcext:value-type="float">
            <text:p>8.5</text:p>
          </table:table-cell>
          <table:table-cell office:value-type="float" office:value="102.073333333333" calcext:value-type="float">
            <text:p>102.073333333333</text:p>
          </table:table-cell>
          <table:table-cell office:value-type="float" office:value="0.857100009918213" calcext:value-type="float">
            <text:p>0.85710000991821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2637837.2" calcext:value-type="float">
            <text:p>2637837.2</text:p>
          </table:table-cell>
          <table:table-cell office:value-type="float" office:value="8.2" calcext:value-type="float">
            <text:p>8.2</text:p>
          </table:table-cell>
          <table:table-cell office:value-type="float" office:value="103.786666666667" calcext:value-type="float">
            <text:p>103.786666666667</text:p>
          </table:table-cell>
          <table:table-cell office:value-type="float" office:value="0.857290029525757" calcext:value-type="float">
            <text:p>0.857290029525757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2638230.3" calcext:value-type="float">
            <text:p>2638230.3</text:p>
          </table:table-cell>
          <table:table-cell office:value-type="float" office:value="8" calcext:value-type="float">
            <text:p>8</text:p>
          </table:table-cell>
          <table:table-cell office:value-type="float" office:value="104.086666666667" calcext:value-type="float">
            <text:p>104.086666666667</text:p>
          </table:table-cell>
          <table:table-cell office:value-type="float" office:value="0.877749979496002" calcext:value-type="float">
            <text:p>0.87774997949600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2655220.4" calcext:value-type="float">
            <text:p>2655220.4</text:p>
          </table:table-cell>
          <table:table-cell office:value-type="float" office:value="7.9" calcext:value-type="float">
            <text:p>7.9</text:p>
          </table:table-cell>
          <table:table-cell office:value-type="float" office:value="104.266666666667" calcext:value-type="float">
            <text:p>104.266666666667</text:p>
          </table:table-cell>
          <table:table-cell office:value-type="float" office:value="0.878719985485077" calcext:value-type="float">
            <text:p>0.878719985485077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2671810.7" calcext:value-type="float">
            <text:p>2671810.7</text:p>
          </table:table-cell>
          <table:table-cell office:value-type="float" office:value="7.7" calcext:value-type="float">
            <text:p>7.7</text:p>
          </table:table-cell>
          <table:table-cell office:value-type="float" office:value="103.526666666667" calcext:value-type="float">
            <text:p>103.526666666667</text:p>
          </table:table-cell>
          <table:table-cell office:value-type="float" office:value="0.898379981517792" calcext:value-type="float">
            <text:p>0.89837998151779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2680069.7" calcext:value-type="float">
            <text:p>2680069.7</text:p>
          </table:table-cell>
          <table:table-cell office:value-type="float" office:value="7.5" calcext:value-type="float">
            <text:p>7.5</text:p>
          </table:table-cell>
          <table:table-cell office:value-type="float" office:value="105.24" calcext:value-type="float">
            <text:p>105.24</text:p>
          </table:table-cell>
          <table:table-cell office:value-type="float" office:value="0.908100008964539" calcext:value-type="float">
            <text:p>0.908100008964539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2685893.2" calcext:value-type="float">
            <text:p>2685893.2</text:p>
          </table:table-cell>
          <table:table-cell office:value-type="float" office:value="7.5" calcext:value-type="float">
            <text:p>7.5</text:p>
          </table:table-cell>
          <table:table-cell office:value-type="float" office:value="105.08" calcext:value-type="float">
            <text:p>105.08</text:p>
          </table:table-cell>
          <table:table-cell office:value-type="float" office:value="0.907441020011902" calcext:value-type="float">
            <text:p>0.907441020011902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2686488.3" calcext:value-type="float">
            <text:p>2686488.3</text:p>
          </table:table-cell>
          <table:table-cell office:value-type="float" office:value="7.5" calcext:value-type="float">
            <text:p>7.5</text:p>
          </table:table-cell>
          <table:table-cell office:value-type="float" office:value="105.313333333333" calcext:value-type="float">
            <text:p>105.313333333333</text:p>
          </table:table-cell>
          <table:table-cell office:value-type="float" office:value="0.906617999076843" calcext:value-type="float">
            <text:p>0.90661799907684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2596185" calcext:value-type="float">
            <text:p>2596185</text:p>
          </table:table-cell>
          <table:table-cell office:value-type="float" office:value="7.2" calcext:value-type="float">
            <text:p>7.2</text:p>
          </table:table-cell>
          <table:table-cell office:value-type="float" office:value="104.68" calcext:value-type="float">
            <text:p>104.68</text:p>
          </table:table-cell>
          <table:table-cell office:value-type="float" office:value="0.900089979171753" calcext:value-type="float">
            <text:p>0.90008997917175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2298552.9" calcext:value-type="float">
            <text:p>2298552.9</text:p>
          </table:table-cell>
          <table:table-cell office:value-type="float" office:value="8.1" calcext:value-type="float">
            <text:p>8.1</text:p>
          </table:table-cell>
          <table:table-cell office:value-type="float" office:value="105.473333333333" calcext:value-type="float">
            <text:p>105.473333333333</text:p>
          </table:table-cell>
          <table:table-cell office:value-type="float" office:value="0.839049994945526" calcext:value-type="float">
            <text:p>0.839049994945526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2582728.5" calcext:value-type="float">
            <text:p>2582728.5</text:p>
          </table:table-cell>
          <table:table-cell office:value-type="float" office:value="8.6" calcext:value-type="float">
            <text:p>8.6</text:p>
          </table:table-cell>
          <table:table-cell office:value-type="float" office:value="105.043333333333" calcext:value-type="float">
            <text:p>105.043333333333</text:p>
          </table:table-cell>
          <table:table-cell office:value-type="float" office:value="0.835319995880127" calcext:value-type="float">
            <text:p>0.835319995880127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office:value-type="float" office:value="-6.7" calcext:value-type="float">
            <text:p>-6.7</text:p>
          </table:table-cell>
          <table:table-cell office:value-type="float" office:value="0" calcext:value-type="float">
            <text:p>0</text:p>
          </table:table-cell>
          <table:table-cell office:value-type="float" office:value="2576073.6" calcext:value-type="float">
            <text:p>2576073.6</text:p>
          </table:table-cell>
          <table:table-cell office:value-type="float" office:value="8.2" calcext:value-type="float">
            <text:p>8.2</text:p>
          </table:table-cell>
          <table:table-cell office:value-type="float" office:value="105.02" calcext:value-type="float">
            <text:p>105.02</text:p>
          </table:table-cell>
          <table:table-cell office:value-type="float" office:value="0.828252971172333" calcext:value-type="float">
            <text:p>0.82825297117233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575146.5" calcext:value-type="float">
            <text:p>2575146.5</text:p>
          </table:table-cell>
          <table:table-cell office:value-type="float" office:value="8.2" calcext:value-type="float">
            <text:p>8.2</text:p>
          </table:table-cell>
          <table:table-cell office:value-type="float" office:value="105.786666666667" calcext:value-type="float">
            <text:p>105.786666666667</text:p>
          </table:table-cell>
          <table:table-cell office:value-type="float" office:value="0.820339977741241" calcext:value-type="float">
            <text:p>0.82033997774124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625825" calcext:value-type="float">
            <text:p>2625825</text:p>
          </table:table-cell>
          <table:table-cell office:value-type="float" office:value="7.8" calcext:value-type="float">
            <text:p>7.8</text:p>
          </table:table-cell>
          <table:table-cell office:value-type="float" office:value="107.403333333333" calcext:value-type="float">
            <text:p>107.403333333333</text:p>
          </table:table-cell>
          <table:table-cell office:value-type="float" office:value="0.847679972648621" calcext:value-type="float">
            <text:p>0.84767997264862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685672.3" calcext:value-type="float">
            <text:p>2685672.3</text:p>
          </table:table-cell>
          <table:table-cell office:value-type="float" office:value="7.4" calcext:value-type="float">
            <text:p>7.4</text:p>
          </table:table-cell>
          <table:table-cell office:value-type="float" office:value="108.016666666667" calcext:value-type="float">
            <text:p>108.016666666667</text:p>
          </table:table-cell>
          <table:table-cell office:value-type="float" office:value="0.885469973087311" calcext:value-type="float">
            <text:p>0.885469973087311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700610.6" calcext:value-type="float">
            <text:p>2700610.6</text:p>
          </table:table-cell>
          <table:table-cell office:value-type="float" office:value="7" calcext:value-type="float">
            <text:p>7</text:p>
          </table:table-cell>
          <table:table-cell office:value-type="float" office:value="109.883333333333" calcext:value-type="float">
            <text:p>109.883333333333</text:p>
          </table:table-cell>
          <table:table-cell office:value-type="float" office:value="0.894370019435883" calcext:value-type="float">
            <text:p>0.894370019435883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2717203.6" calcext:value-type="float">
            <text:p>2717203.6</text:p>
          </table:table-cell>
          <table:table-cell office:value-type="float" office:value="6.8" calcext:value-type="float">
            <text:p>6.8</text:p>
          </table:table-cell>
          <table:table-cell office:value-type="float" office:value="112.29" calcext:value-type="float">
            <text:p>112.29</text:p>
          </table:table-cell>
          <table:table-cell office:value-type="float" office:value="0.928200006484985" calcext:value-type="float">
            <text:p>0.928200006484985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2741071.5" calcext:value-type="float">
            <text:p>2741071.5</text:p>
          </table:table-cell>
          <table:table-cell office:value-type="float" office:value="6.7" calcext:value-type="float">
            <text:p>6.7</text:p>
          </table:table-cell>
          <table:table-cell office:value-type="float" office:value="116.066666666667" calcext:value-type="float">
            <text:p>116.066666666667</text:p>
          </table:table-cell>
          <table:table-cell office:value-type="float" office:value="0.997500002384186" calcext:value-type="float">
            <text:p>0.997500002384186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-3.2" calcext:value-type="float">
            <text:p>-3.2</text:p>
          </table:table-cell>
          <table:table-cell office:value-type="float" office:value="1.25" calcext:value-type="float">
            <text:p>1.25</text:p>
          </table:table-cell>
          <table:table-cell office:value-type="float" office:value="2751221.8" calcext:value-type="float">
            <text:p>2751221.8</text:p>
          </table:table-cell>
          <table:table-cell office:value-type="float" office:value="6.7" calcext:value-type="float">
            <text:p>6.7</text:p>
          </table:table-cell>
          <table:table-cell office:value-type="float" office:value="118.1" calcext:value-type="float">
            <text:p>118.1</text:p>
          </table:table-cell>
          <table:table-cell office:value-type="float" office:value="0.968569993972778" calcext:value-type="float">
            <text:p>0.968569993972778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office:value-type="float" office:value="-3.5" calcext:value-type="float">
            <text:p>-3.5</text:p>
          </table:table-cell>
          <table:table-cell office:value-type="float" office:value="2.5" calcext:value-type="float">
            <text:p>2.5</text:p>
          </table:table-cell>
          <table:table-cell office:value-type="float" office:value="2750344.2" calcext:value-type="float">
            <text:p>2750344.2</text:p>
          </table:table-cell>
          <table:table-cell office:value-type="float" office:value="6.7" calcext:value-type="float">
            <text:p>6.7</text:p>
          </table:table-cell>
          <table:table-cell office:value-type="float" office:value="120.843333333333" calcext:value-type="float">
            <text:p>120.843333333333</text:p>
          </table:table-cell>
          <table:table-cell office:value-type="float" office:value="0.942399978637695" calcext:value-type="float">
            <text:p>0.942399978637695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23Q1</text:p>
          </table:table-cell>
          <table:table-cell office:value-type="float" office:value="-3.7" calcext:value-type="float">
            <text:p>-3.7</text:p>
          </table:table-cell>
          <table:table-cell office:value-type="float" office:value="3.5" calcext:value-type="float">
            <text:p>3.5</text:p>
          </table:table-cell>
          <table:table-cell office:value-type="float" office:value="2772346.9536" calcext:value-type="float">
            <text:p>2772346.9536</text:p>
          </table:table-cell>
          <table:table-cell office:value-type="float" office:value="6.7" calcext:value-type="float">
            <text:p>6.7</text:p>
          </table:table-cell>
          <table:table-cell office:value-type="float" office:value="124.42" calcext:value-type="float">
            <text:p>124.42</text:p>
          </table:table-cell>
          <table:table-cell office:value-type="float" office:value="0.909099996089935" calcext:value-type="float">
            <text:p>0.909099996089935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19.9573325085164" calcext:value-type="float">
            <text:p>19.9573325085164</text:p>
          </table:table-cell>
          <table:table-cell office:value-type="float" office:value="0.3" calcext:value-type="float">
            <text:p>0.3</text:p>
          </table:table-cell>
          <table:table-cell office:value-type="float" office:value="522590.3" calcext:value-type="float">
            <text:p>522590.3</text:p>
          </table:table-cell>
          <table:table-cell office:value-type="float" office:value="4.73333333333333" calcext:value-type="float">
            <text:p>4.73333333333333</text:p>
          </table:table-cell>
          <table:table-cell office:value-type="float" office:value="96.4791719691185" calcext:value-type="float">
            <text:p>96.4791719691185</text:p>
          </table:table-cell>
          <table:table-cell office:value-type="float" office:value="78.9820022583008" calcext:value-type="float">
            <text:p>78.9820022583008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office:value-type="float" office:value="19.9573325085164" calcext:value-type="float">
            <text:p>19.9573325085164</text:p>
          </table:table-cell>
          <table:table-cell office:value-type="float" office:value="0.3" calcext:value-type="float">
            <text:p>0.3</text:p>
          </table:table-cell>
          <table:table-cell office:value-type="float" office:value="517793.9" calcext:value-type="float">
            <text:p>517793.9</text:p>
          </table:table-cell>
          <table:table-cell office:value-type="float" office:value="4.63333333333333" calcext:value-type="float">
            <text:p>4.63333333333333</text:p>
          </table:table-cell>
          <table:table-cell office:value-type="float" office:value="96.5470433528464" calcext:value-type="float">
            <text:p>96.5470433528464</text:p>
          </table:table-cell>
          <table:table-cell office:value-type="float" office:value="78.5299987792969" calcext:value-type="float">
            <text:p>78.529998779296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19.9573325085164" calcext:value-type="float">
            <text:p>19.9573325085164</text:p>
          </table:table-cell>
          <table:table-cell office:value-type="float" office:value="0.3" calcext:value-type="float">
            <text:p>0.3</text:p>
          </table:table-cell>
          <table:table-cell office:value-type="float" office:value="515853.6" calcext:value-type="float">
            <text:p>515853.6</text:p>
          </table:table-cell>
          <table:table-cell office:value-type="float" office:value="4.5" calcext:value-type="float">
            <text:p>4.5</text:p>
          </table:table-cell>
          <table:table-cell office:value-type="float" office:value="95.9701365911598" calcext:value-type="float">
            <text:p>95.9701365911598</text:p>
          </table:table-cell>
          <table:table-cell office:value-type="float" office:value="82.1510009765625" calcext:value-type="float">
            <text:p>82.1510009765625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office:value-type="float" office:value="19.9573325085164" calcext:value-type="float">
            <text:p>19.9573325085164</text:p>
          </table:table-cell>
          <table:table-cell office:value-type="float" office:value="0.3" calcext:value-type="float">
            <text:p>0.3</text:p>
          </table:table-cell>
          <table:table-cell office:value-type="float" office:value="515474.8" calcext:value-type="float">
            <text:p>515474.8</text:p>
          </table:table-cell>
          <table:table-cell office:value-type="float" office:value="4.36666666666667" calcext:value-type="float">
            <text:p>4.36666666666667</text:p>
          </table:table-cell>
          <table:table-cell office:value-type="float" office:value="95.9022652074319" calcext:value-type="float">
            <text:p>95.9022652074319</text:p>
          </table:table-cell>
          <table:table-cell office:value-type="float" office:value="92.3030014038086" calcext:value-type="float">
            <text:p>92.3030014038086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19.854370134417" calcext:value-type="float">
            <text:p>19.854370134417</text:p>
          </table:table-cell>
          <table:table-cell office:value-type="float" office:value="0.3" calcext:value-type="float">
            <text:p>0.3</text:p>
          </table:table-cell>
          <table:table-cell office:value-type="float" office:value="522626.6" calcext:value-type="float">
            <text:p>522626.6</text:p>
          </table:table-cell>
          <table:table-cell office:value-type="float" office:value="4.4" calcext:value-type="float">
            <text:p>4.4</text:p>
          </table:table-cell>
          <table:table-cell office:value-type="float" office:value="95.8343938237041" calcext:value-type="float">
            <text:p>95.8343938237041</text:p>
          </table:table-cell>
          <table:table-cell office:value-type="float" office:value="101.099998474121" calcext:value-type="float">
            <text:p>101.09999847412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office:value-type="float" office:value="19.854370134417" calcext:value-type="float">
            <text:p>19.854370134417</text:p>
          </table:table-cell>
          <table:table-cell office:value-type="float" office:value="0.3" calcext:value-type="float">
            <text:p>0.3</text:p>
          </table:table-cell>
          <table:table-cell office:value-type="float" office:value="527332.3" calcext:value-type="float">
            <text:p>527332.3</text:p>
          </table:table-cell>
          <table:table-cell office:value-type="float" office:value="4.3" calcext:value-type="float">
            <text:p>4.3</text:p>
          </table:table-cell>
          <table:table-cell office:value-type="float" office:value="96.275557817935" calcext:value-type="float">
            <text:p>96.275557817935</text:p>
          </table:table-cell>
          <table:table-cell office:value-type="float" office:value="98.1500015258789" calcext:value-type="float">
            <text:p>98.150001525878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19.854370134417" calcext:value-type="float">
            <text:p>19.854370134417</text:p>
          </table:table-cell>
          <table:table-cell office:value-type="float" office:value="0.3" calcext:value-type="float">
            <text:p>0.3</text:p>
          </table:table-cell>
          <table:table-cell office:value-type="float" office:value="532396.8" calcext:value-type="float">
            <text:p>532396.8</text:p>
          </table:table-cell>
          <table:table-cell office:value-type="float" office:value="4.13333333333333" calcext:value-type="float">
            <text:p>4.13333333333333</text:p>
          </table:table-cell>
          <table:table-cell office:value-type="float" office:value="96.8185288877577" calcext:value-type="float">
            <text:p>96.8185288877577</text:p>
          </table:table-cell>
          <table:table-cell office:value-type="float" office:value="102.430000305176" calcext:value-type="float">
            <text:p>102.430000305176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office:value-type="float" office:value="19.854370134417" calcext:value-type="float">
            <text:p>19.854370134417</text:p>
          </table:table-cell>
          <table:table-cell office:value-type="float" office:value="0.3" calcext:value-type="float">
            <text:p>0.3</text:p>
          </table:table-cell>
          <table:table-cell office:value-type="float" office:value="531720.2" calcext:value-type="float">
            <text:p>531720.2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97.2596928819886" calcext:value-type="float">
            <text:p>97.2596928819886</text:p>
          </table:table-cell>
          <table:table-cell office:value-type="float" office:value="102.110000610352" calcext:value-type="float">
            <text:p>102.11000061035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19.9261773555302" calcext:value-type="float">
            <text:p>19.9261773555302</text:p>
          </table:table-cell>
          <table:table-cell office:value-type="float" office:value="0.3" calcext:value-type="float">
            <text:p>0.3</text:p>
          </table:table-cell>
          <table:table-cell office:value-type="float" office:value="536081.6" calcext:value-type="float">
            <text:p>536081.6</text:p>
          </table:table-cell>
          <table:table-cell office:value-type="float" office:value="3.8" calcext:value-type="float">
            <text:p>3.8</text:p>
          </table:table-cell>
          <table:table-cell office:value-type="float" office:value="97.2936285738526" calcext:value-type="float">
            <text:p>97.2936285738526</text:p>
          </table:table-cell>
          <table:table-cell office:value-type="float" office:value="101.832992553711" calcext:value-type="float">
            <text:p>101.83299255371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office:value-type="float" office:value="19.9261773555302" calcext:value-type="float">
            <text:p>19.9261773555302</text:p>
          </table:table-cell>
          <table:table-cell office:value-type="float" office:value="0.3" calcext:value-type="float">
            <text:p>0.3</text:p>
          </table:table-cell>
          <table:table-cell office:value-type="float" office:value="526409.7" calcext:value-type="float">
            <text:p>526409.7</text:p>
          </table:table-cell>
          <table:table-cell office:value-type="float" office:value="3.8" calcext:value-type="float">
            <text:p>3.8</text:p>
          </table:table-cell>
          <table:table-cell office:value-type="float" office:value="99.7030626961907" calcext:value-type="float">
            <text:p>99.7030626961907</text:p>
          </table:table-cell>
          <table:table-cell office:value-type="float" office:value="104.11799621582" calcext:value-type="float">
            <text:p>104.1179962158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19.9261773555302" calcext:value-type="float">
            <text:p>19.9261773555302</text:p>
          </table:table-cell>
          <table:table-cell office:value-type="float" office:value="0.3" calcext:value-type="float">
            <text:p>0.3</text:p>
          </table:table-cell>
          <table:table-cell office:value-type="float" office:value="526850" calcext:value-type="float">
            <text:p>526850</text:p>
          </table:table-cell>
          <table:table-cell office:value-type="float" office:value="3.73333333333333" calcext:value-type="float">
            <text:p>3.73333333333333</text:p>
          </table:table-cell>
          <table:table-cell office:value-type="float" office:value="100.076355306694" calcext:value-type="float">
            <text:p>100.076355306694</text:p>
          </table:table-cell>
          <table:table-cell office:value-type="float" office:value="118.825996398926" calcext:value-type="float">
            <text:p>118.825996398926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office:value-type="float" office:value="19.9261773555302" calcext:value-type="float">
            <text:p>19.9261773555302</text:p>
          </table:table-cell>
          <table:table-cell office:value-type="float" office:value="0.3" calcext:value-type="float">
            <text:p>0.3</text:p>
          </table:table-cell>
          <table:table-cell office:value-type="float" office:value="529274" calcext:value-type="float">
            <text:p>529274</text:p>
          </table:table-cell>
          <table:table-cell office:value-type="float" office:value="3.6" calcext:value-type="float">
            <text:p>3.6</text:p>
          </table:table-cell>
          <table:table-cell office:value-type="float" office:value="99.7709340799186" calcext:value-type="float">
            <text:p>99.7709340799186</text:p>
          </table:table-cell>
          <table:table-cell office:value-type="float" office:value="119.617225646973" calcext:value-type="float">
            <text:p>119.61722564697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19.617744139153" calcext:value-type="float">
            <text:p>19.617744139153</text:p>
          </table:table-cell>
          <table:table-cell office:value-type="float" office:value="0.3" calcext:value-type="float">
            <text:p>0.3</text:p>
          </table:table-cell>
          <table:table-cell office:value-type="float" office:value="537512.6" calcext:value-type="float">
            <text:p>537512.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99.5333842368711" calcext:value-type="float">
            <text:p>99.5333842368711</text:p>
          </table:table-cell>
          <table:table-cell office:value-type="float" office:value="123.819999694824" calcext:value-type="float">
            <text:p>123.81999969482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19.617744139153" calcext:value-type="float">
            <text:p>19.617744139153</text:p>
          </table:table-cell>
          <table:table-cell office:value-type="float" office:value="0.3" calcext:value-type="float">
            <text:p>0.3</text:p>
          </table:table-cell>
          <table:table-cell office:value-type="float" office:value="538249.9" calcext:value-type="float">
            <text:p>538249.9</text:p>
          </table:table-cell>
          <table:table-cell office:value-type="float" office:value="3.5" calcext:value-type="float">
            <text:p>3.5</text:p>
          </table:table-cell>
          <table:table-cell office:value-type="float" office:value="100.279969457877" calcext:value-type="float">
            <text:p>100.279969457877</text:p>
          </table:table-cell>
          <table:table-cell office:value-type="float" office:value="121.289001464844" calcext:value-type="float">
            <text:p>121.28900146484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19.617744139153" calcext:value-type="float">
            <text:p>19.617744139153</text:p>
          </table:table-cell>
          <table:table-cell office:value-type="float" office:value="0.3" calcext:value-type="float">
            <text:p>0.3</text:p>
          </table:table-cell>
          <table:table-cell office:value-type="float" office:value="538774.2" calcext:value-type="float">
            <text:p>538774.2</text:p>
          </table:table-cell>
          <table:table-cell office:value-type="float" office:value="3.5" calcext:value-type="float">
            <text:p>3.5</text:p>
          </table:table-cell>
          <table:table-cell office:value-type="float" office:value="100.178162382286" calcext:value-type="float">
            <text:p>100.178162382286</text:p>
          </table:table-cell>
          <table:table-cell office:value-type="float" office:value="122.830001831055" calcext:value-type="float">
            <text:p>122.830001831055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19.617744139153" calcext:value-type="float">
            <text:p>19.617744139153</text:p>
          </table:table-cell>
          <table:table-cell office:value-type="float" office:value="0.3" calcext:value-type="float">
            <text:p>0.3</text:p>
          </table:table-cell>
          <table:table-cell office:value-type="float" office:value="537861.7" calcext:value-type="float">
            <text:p>537861.7</text:p>
          </table:table-cell>
          <table:table-cell office:value-type="float" office:value="3.43333333333333" calcext:value-type="float">
            <text:p>3.43333333333333</text:p>
          </table:table-cell>
          <table:table-cell office:value-type="float" office:value="100.008483922966" calcext:value-type="float">
            <text:p>100.008483922966</text:p>
          </table:table-cell>
          <table:table-cell office:value-type="float" office:value="113.660003662109" calcext:value-type="float">
            <text:p>113.66000366210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19.6572481017318" calcext:value-type="float">
            <text:p>19.6572481017318</text:p>
          </table:table-cell>
          <table:table-cell office:value-type="float" office:value="0.3" calcext:value-type="float">
            <text:p>0.3</text:p>
          </table:table-cell>
          <table:table-cell office:value-type="float" office:value="541875.9" calcext:value-type="float">
            <text:p>541875.9</text:p>
          </table:table-cell>
          <table:table-cell office:value-type="float" office:value="3.4" calcext:value-type="float">
            <text:p>3.4</text:p>
          </table:table-cell>
          <table:table-cell office:value-type="float" office:value="99.5673199287351" calcext:value-type="float">
            <text:p>99.5673199287351</text:p>
          </table:table-cell>
          <table:table-cell office:value-type="float" office:value="110.841003417969" calcext:value-type="float">
            <text:p>110.84100341796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19.6572481017318" calcext:value-type="float">
            <text:p>19.6572481017318</text:p>
          </table:table-cell>
          <table:table-cell office:value-type="float" office:value="0.3" calcext:value-type="float">
            <text:p>0.3</text:p>
          </table:table-cell>
          <table:table-cell office:value-type="float" office:value="541024.3" calcext:value-type="float">
            <text:p>541024.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99.9066768473742" calcext:value-type="float">
            <text:p>99.9066768473742</text:p>
          </table:table-cell>
          <table:table-cell office:value-type="float" office:value="102.86799621582" calcext:value-type="float">
            <text:p>102.8679962158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19.6572481017318" calcext:value-type="float">
            <text:p>19.6572481017318</text:p>
          </table:table-cell>
          <table:table-cell office:value-type="float" office:value="0.3" calcext:value-type="float">
            <text:p>0.3</text:p>
          </table:table-cell>
          <table:table-cell office:value-type="float" office:value="542102.3" calcext:value-type="float">
            <text:p>542102.3</text:p>
          </table:table-cell>
          <table:table-cell office:value-type="float" office:value="3.2" calcext:value-type="float">
            <text:p>3.2</text:p>
          </table:table-cell>
          <table:table-cell office:value-type="float" office:value="99.7030626961907" calcext:value-type="float">
            <text:p>99.7030626961907</text:p>
          </table:table-cell>
          <table:table-cell office:value-type="float" office:value="112.470001220703" calcext:value-type="float">
            <text:p>112.47000122070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19.6572481017318" calcext:value-type="float">
            <text:p>19.6572481017318</text:p>
          </table:table-cell>
          <table:table-cell office:value-type="float" office:value="0.3" calcext:value-type="float">
            <text:p>0.3</text:p>
          </table:table-cell>
          <table:table-cell office:value-type="float" office:value="542916.4" calcext:value-type="float">
            <text:p>542916.4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112.745002746582" calcext:value-type="float">
            <text:p>112.74500274658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19.4117955495929" calcext:value-type="float">
            <text:p>19.4117955495929</text:p>
          </table:table-cell>
          <table:table-cell office:value-type="float" office:value="0.3" calcext:value-type="float">
            <text:p>0.3</text:p>
          </table:table-cell>
          <table:table-cell office:value-type="float" office:value="547326.9" calcext:value-type="float">
            <text:p>547326.9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99.9066768473742" calcext:value-type="float">
            <text:p>99.9066768473742</text:p>
          </table:table-cell>
          <table:table-cell office:value-type="float" office:value="110.838996887207" calcext:value-type="float">
            <text:p>110.838996887207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19.4117955495929" calcext:value-type="float">
            <text:p>19.4117955495929</text:p>
          </table:table-cell>
          <table:table-cell office:value-type="float" office:value="0.3" calcext:value-type="float">
            <text:p>0.3</text:p>
          </table:table-cell>
          <table:table-cell office:value-type="float" office:value="549221.2" calcext:value-type="float">
            <text:p>549221.2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110.459999084473" calcext:value-type="float">
            <text:p>110.45999908447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19.4117955495929" calcext:value-type="float">
            <text:p>19.4117955495929</text:p>
          </table:table-cell>
          <table:table-cell office:value-type="float" office:value="0.3" calcext:value-type="float">
            <text:p>0.3</text:p>
          </table:table-cell>
          <table:table-cell office:value-type="float" office:value="553882.6" calcext:value-type="float">
            <text:p>553882.6</text:p>
          </table:table-cell>
          <table:table-cell office:value-type="float" office:value="2.96666666666667" calcext:value-type="float">
            <text:p>2.96666666666667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112.001998901367" calcext:value-type="float">
            <text:p>112.001998901367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19.4117955495929" calcext:value-type="float">
            <text:p>19.4117955495929</text:p>
          </table:table-cell>
          <table:table-cell office:value-type="float" office:value="0.3" calcext:value-type="float">
            <text:p>0.3</text:p>
          </table:table-cell>
          <table:table-cell office:value-type="float" office:value="554519.2" calcext:value-type="float">
            <text:p>554519.2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100.890811911428" calcext:value-type="float">
            <text:p>100.890811911428</text:p>
          </table:table-cell>
          <table:table-cell office:value-type="float" office:value="107.426002502441" calcext:value-type="float">
            <text:p>107.42600250244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19.5755911714278" calcext:value-type="float">
            <text:p>19.5755911714278</text:p>
          </table:table-cell>
          <table:table-cell office:value-type="float" office:value="0.3" calcext:value-type="float">
            <text:p>0.3</text:p>
          </table:table-cell>
          <table:table-cell office:value-type="float" office:value="555050.2" calcext:value-type="float">
            <text:p>555050.2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01.196233138203" calcext:value-type="float">
            <text:p>101.196233138203</text:p>
          </table:table-cell>
          <table:table-cell office:value-type="float" office:value="108.71199798584" calcext:value-type="float">
            <text:p>108.7119979858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19.5755911714278" calcext:value-type="float">
            <text:p>19.5755911714278</text:p>
          </table:table-cell>
          <table:table-cell office:value-type="float" office:value="0.3" calcext:value-type="float">
            <text:p>0.3</text:p>
          </table:table-cell>
          <table:table-cell office:value-type="float" office:value="556734.7" calcext:value-type="float">
            <text:p>556734.7</text:p>
          </table:table-cell>
          <table:table-cell office:value-type="float" office:value="2.5" calcext:value-type="float">
            <text:p>2.5</text:p>
          </table:table-cell>
          <table:table-cell office:value-type="float" office:value="100.99261898702" calcext:value-type="float">
            <text:p>100.99261898702</text:p>
          </table:table-cell>
          <table:table-cell office:value-type="float" office:value="110.999000549316" calcext:value-type="float">
            <text:p>110.999000549316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19.5755911714278" calcext:value-type="float">
            <text:p>19.5755911714278</text:p>
          </table:table-cell>
          <table:table-cell office:value-type="float" office:value="0.3" calcext:value-type="float">
            <text:p>0.3</text:p>
          </table:table-cell>
          <table:table-cell office:value-type="float" office:value="553944.1" calcext:value-type="float">
            <text:p>553944.1</text:p>
          </table:table-cell>
          <table:table-cell office:value-type="float" office:value="2.56666666666667" calcext:value-type="float">
            <text:p>2.56666666666667</text:p>
          </table:table-cell>
          <table:table-cell office:value-type="float" office:value="101.433782981251" calcext:value-type="float">
            <text:p>101.433782981251</text:p>
          </table:table-cell>
          <table:table-cell office:value-type="float" office:value="113.411003112793" calcext:value-type="float">
            <text:p>113.41100311279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office:value-type="float" office:value="19.5755911714278" calcext:value-type="float">
            <text:p>19.5755911714278</text:p>
          </table:table-cell>
          <table:table-cell office:value-type="float" office:value="0.3" calcext:value-type="float">
            <text:p>0.3</text:p>
          </table:table-cell>
          <table:table-cell office:value-type="float" office:value="553198.2" calcext:value-type="float">
            <text:p>553198.2</text:p>
          </table:table-cell>
          <table:table-cell office:value-type="float" office:value="2.6" calcext:value-type="float">
            <text:p>2.6</text:p>
          </table:table-cell>
          <table:table-cell office:value-type="float" office:value="101.77313989989" calcext:value-type="float">
            <text:p>101.77313989989</text:p>
          </table:table-cell>
          <table:table-cell office:value-type="float" office:value="110.861999511719" calcext:value-type="float">
            <text:p>110.86199951171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19.9265628536314" calcext:value-type="float">
            <text:p>19.9265628536314</text:p>
          </table:table-cell>
          <table:table-cell office:value-type="float" office:value="0.3" calcext:value-type="float">
            <text:p>0.3</text:p>
          </table:table-cell>
          <table:table-cell office:value-type="float" office:value="554377.4" calcext:value-type="float">
            <text:p>554377.4</text:p>
          </table:table-cell>
          <table:table-cell office:value-type="float" office:value="2.6" calcext:value-type="float">
            <text:p>2.6</text:p>
          </table:table-cell>
          <table:table-cell office:value-type="float" office:value="101.501654364978" calcext:value-type="float">
            <text:p>101.501654364978</text:p>
          </table:table-cell>
          <table:table-cell office:value-type="float" office:value="109.357002258301" calcext:value-type="float">
            <text:p>109.35700225830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office:value-type="float" office:value="19.9265628536314" calcext:value-type="float">
            <text:p>19.9265628536314</text:p>
          </table:table-cell>
          <table:table-cell office:value-type="float" office:value="0.3" calcext:value-type="float">
            <text:p>0.3</text:p>
          </table:table-cell>
          <table:table-cell office:value-type="float" office:value="556165.3" calcext:value-type="float">
            <text:p>556165.3</text:p>
          </table:table-cell>
          <table:table-cell office:value-type="float" office:value="2.5" calcext:value-type="float">
            <text:p>2.5</text:p>
          </table:table-cell>
          <table:table-cell office:value-type="float" office:value="101.739204208026" calcext:value-type="float">
            <text:p>101.739204208026</text:p>
          </table:table-cell>
          <table:table-cell office:value-type="float" office:value="106.438003540039" calcext:value-type="float">
            <text:p>106.43800354003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19.9265628536314" calcext:value-type="float">
            <text:p>19.9265628536314</text:p>
          </table:table-cell>
          <table:table-cell office:value-type="float" office:value="0.3" calcext:value-type="float">
            <text:p>0.3</text:p>
          </table:table-cell>
          <table:table-cell office:value-type="float" office:value="557453.5" calcext:value-type="float">
            <text:p>557453.5</text:p>
          </table:table-cell>
          <table:table-cell office:value-type="float" office:value="2.36666666666667" calcext:value-type="float">
            <text:p>2.36666666666667</text:p>
          </table:table-cell>
          <table:table-cell office:value-type="float" office:value="101.77313989989" calcext:value-type="float">
            <text:p>101.77313989989</text:p>
          </table:table-cell>
          <table:table-cell office:value-type="float" office:value="109.444999694824" calcext:value-type="float">
            <text:p>109.44499969482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office:value-type="float" office:value="19.9265628536314" calcext:value-type="float">
            <text:p>19.9265628536314</text:p>
          </table:table-cell>
          <table:table-cell office:value-type="float" office:value="0.3" calcext:value-type="float">
            <text:p>0.3</text:p>
          </table:table-cell>
          <table:table-cell office:value-type="float" office:value="542160.3" calcext:value-type="float">
            <text:p>542160.3</text:p>
          </table:table-cell>
          <table:table-cell office:value-type="float" office:value="2.4" calcext:value-type="float">
            <text:p>2.4</text:p>
          </table:table-cell>
          <table:table-cell office:value-type="float" office:value="102.282175277848" calcext:value-type="float">
            <text:p>102.282175277848</text:p>
          </table:table-cell>
          <table:table-cell office:value-type="float" office:value="108.136001586914" calcext:value-type="float">
            <text:p>108.13600158691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21.0320662024389" calcext:value-type="float">
            <text:p>21.0320662024389</text:p>
          </table:table-cell>
          <table:table-cell office:value-type="float" office:value="0.3" calcext:value-type="float">
            <text:p>0.3</text:p>
          </table:table-cell>
          <table:table-cell office:value-type="float" office:value="544428" calcext:value-type="float">
            <text:p>544428</text:p>
          </table:table-cell>
          <table:table-cell office:value-type="float" office:value="2.56666666666667" calcext:value-type="float">
            <text:p>2.56666666666667</text:p>
          </table:table-cell>
          <table:table-cell office:value-type="float" office:value="102.180368202257" calcext:value-type="float">
            <text:p>102.180368202257</text:p>
          </table:table-cell>
          <table:table-cell office:value-type="float" office:value="107.76000213623" calcext:value-type="float">
            <text:p>107.7600021362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office:value-type="float" office:value="21.0320662024389" calcext:value-type="float">
            <text:p>21.0320662024389</text:p>
          </table:table-cell>
          <table:table-cell office:value-type="float" office:value="0.3" calcext:value-type="float">
            <text:p>0.3</text:p>
          </table:table-cell>
          <table:table-cell office:value-type="float" office:value="501178.8" calcext:value-type="float">
            <text:p>501178.8</text:p>
          </table:table-cell>
          <table:table-cell office:value-type="float" office:value="2.86666666666667" calcext:value-type="float">
            <text:p>2.86666666666667</text:p>
          </table:table-cell>
          <table:table-cell office:value-type="float" office:value="101.874946975481" calcext:value-type="float">
            <text:p>101.874946975481</text:p>
          </table:table-cell>
          <table:table-cell office:value-type="float" office:value="105.535003662109" calcext:value-type="float">
            <text:p>105.535003662109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21.0320662024389" calcext:value-type="float">
            <text:p>21.0320662024389</text:p>
          </table:table-cell>
          <table:table-cell office:value-type="float" office:value="0.3" calcext:value-type="float">
            <text:p>0.3</text:p>
          </table:table-cell>
          <table:table-cell office:value-type="float" office:value="529388.2" calcext:value-type="float">
            <text:p>529388.2</text:p>
          </table:table-cell>
          <table:table-cell office:value-type="float" office:value="3.1" calcext:value-type="float">
            <text:p>3.1</text:p>
          </table:table-cell>
          <table:table-cell office:value-type="float" office:value="101.807075591754" calcext:value-type="float">
            <text:p>101.807075591754</text:p>
          </table:table-cell>
          <table:table-cell office:value-type="float" office:value="104.082000732422" calcext:value-type="float">
            <text:p>104.08200073242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office:value-type="float" office:value="21.0320662024389" calcext:value-type="float">
            <text:p>21.0320662024389</text:p>
          </table:table-cell>
          <table:table-cell office:value-type="float" office:value="0.3" calcext:value-type="float">
            <text:p>0.3</text:p>
          </table:table-cell>
          <table:table-cell office:value-type="float" office:value="539350.6" calcext:value-type="float">
            <text:p>539350.6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101.331975905659" calcext:value-type="float">
            <text:p>101.331975905659</text:p>
          </table:table-cell>
          <table:table-cell office:value-type="float" office:value="106.529998779297" calcext:value-type="float">
            <text:p>106.529998779297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21.4190126293905" calcext:value-type="float">
            <text:p>21.4190126293905</text:p>
          </table:table-cell>
          <table:table-cell office:value-type="float" office:value="0.3" calcext:value-type="float">
            <text:p>0.3</text:p>
          </table:table-cell>
          <table:table-cell office:value-type="float" office:value="538460.2" calcext:value-type="float">
            <text:p>538460.2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101.637397132434" calcext:value-type="float">
            <text:p>101.637397132434</text:p>
          </table:table-cell>
          <table:table-cell office:value-type="float" office:value="109.906997680664" calcext:value-type="float">
            <text:p>109.906997680664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office:value-type="float" office:value="21.4190126293905" calcext:value-type="float">
            <text:p>21.4190126293905</text:p>
          </table:table-cell>
          <table:table-cell office:value-type="float" office:value="0.3" calcext:value-type="float">
            <text:p>0.3</text:p>
          </table:table-cell>
          <table:table-cell office:value-type="float" office:value="540331.2" calcext:value-type="float">
            <text:p>540331.2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101.128361754475" calcext:value-type="float">
            <text:p>101.128361754475</text:p>
          </table:table-cell>
          <table:table-cell office:value-type="float" office:value="109.944000244141" calcext:value-type="float">
            <text:p>109.94400024414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21.4190126293905" calcext:value-type="float">
            <text:p>21.4190126293905</text:p>
          </table:table-cell>
          <table:table-cell office:value-type="float" office:value="0.3" calcext:value-type="float">
            <text:p>0.3</text:p>
          </table:table-cell>
          <table:table-cell office:value-type="float" office:value="538396" calcext:value-type="float">
            <text:p>538396</text:p>
          </table:table-cell>
          <table:table-cell office:value-type="float" office:value="2.9" calcext:value-type="float">
            <text:p>2.9</text:p>
          </table:table-cell>
          <table:table-cell office:value-type="float" office:value="101.637397132434" calcext:value-type="float">
            <text:p>101.637397132434</text:p>
          </table:table-cell>
          <table:table-cell office:value-type="float" office:value="113.804000854492" calcext:value-type="float">
            <text:p>113.804000854492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office:value-type="float" office:value="21.4190126293905" calcext:value-type="float">
            <text:p>21.4190126293905</text:p>
          </table:table-cell>
          <table:table-cell office:value-type="float" office:value="0.3" calcext:value-type="float">
            <text:p>0.3</text:p>
          </table:table-cell>
          <table:table-cell office:value-type="float" office:value="544376.8" calcext:value-type="float">
            <text:p>544376.8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101.841011283618" calcext:value-type="float">
            <text:p>101.841011283618</text:p>
          </table:table-cell>
          <table:table-cell office:value-type="float" office:value="115.584999084473" calcext:value-type="float">
            <text:p>115.58499908447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21.785419261" calcext:value-type="float">
            <text:p>21.785419261</text:p>
          </table:table-cell>
          <table:table-cell office:value-type="float" office:value="0.3" calcext:value-type="float">
            <text:p>0.3</text:p>
          </table:table-cell>
          <table:table-cell office:value-type="float" office:value="541843.6" calcext:value-type="float">
            <text:p>541843.6</text:p>
          </table:table-cell>
          <table:table-cell office:value-type="float" office:value="2.86666666666667" calcext:value-type="float">
            <text:p>2.86666666666667</text:p>
          </table:table-cell>
          <table:table-cell office:value-type="float" office:value="102.519725120896" calcext:value-type="float">
            <text:p>102.519725120896</text:p>
          </table:table-cell>
          <table:table-cell office:value-type="float" office:value="127.783996582031" calcext:value-type="float">
            <text:p>127.783996582031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office:value-type="float" office:value="21.698113379" calcext:value-type="float">
            <text:p>21.698113379</text:p>
          </table:table-cell>
          <table:table-cell office:value-type="float" office:value="0.3" calcext:value-type="float">
            <text:p>0.3</text:p>
          </table:table-cell>
          <table:table-cell office:value-type="float" office:value="548075.3" calcext:value-type="float">
            <text:p>548075.3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102.3" calcext:value-type="float">
            <text:p>102.3</text:p>
          </table:table-cell>
          <table:table-cell office:value-type="float" office:value="138.733993530273" calcext:value-type="float">
            <text:p>138.73399353027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21.772515013" calcext:value-type="float">
            <text:p>21.772515013</text:p>
          </table:table-cell>
          <table:table-cell office:value-type="float" office:value="0.3" calcext:value-type="float">
            <text:p>0.3</text:p>
          </table:table-cell>
          <table:table-cell office:value-type="float" office:value="546607.5" calcext:value-type="float">
            <text:p>546607.5</text:p>
          </table:table-cell>
          <table:table-cell office:value-type="float" office:value="2.7" calcext:value-type="float">
            <text:p>2.7</text:p>
          </table:table-cell>
          <table:table-cell office:value-type="float" office:value="102.3" calcext:value-type="float">
            <text:p>102.3</text:p>
          </table:table-cell>
          <table:table-cell office:value-type="float" office:value="138.744995117188" calcext:value-type="float">
            <text:p>138.744995117188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office:value-type="float" office:value="21.823201034" calcext:value-type="float">
            <text:p>21.823201034</text:p>
          </table:table-cell>
          <table:table-cell office:value-type="float" office:value="0.3" calcext:value-type="float">
            <text:p>0.3</text:p>
          </table:table-cell>
          <table:table-cell office:value-type="float" office:value="546735.1" calcext:value-type="float">
            <text:p>546735.1</text:p>
          </table:table-cell>
          <table:table-cell office:value-type="float" office:value="2.63333333333333" calcext:value-type="float">
            <text:p>2.63333333333333</text:p>
          </table:table-cell>
          <table:table-cell office:value-type="float" office:value="102.3" calcext:value-type="float">
            <text:p>102.3</text:p>
          </table:table-cell>
          <table:table-cell office:value-type="float" office:value="136.317001342773" calcext:value-type="float">
            <text:p>136.317001342773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23Q1</text:p>
          </table:table-cell>
          <table:table-cell office:value-type="float" office:value="21.80686" calcext:value-type="float">
            <text:p>21.80686</text:p>
          </table:table-cell>
          <table:table-cell office:value-type="float" office:value="0.3" calcext:value-type="float">
            <text:p>0.3</text:p>
          </table:table-cell>
          <table:table-cell office:value-type="float" office:value="545094.8947" calcext:value-type="float">
            <text:p>545094.8947</text:p>
          </table:table-cell>
          <table:table-cell office:value-type="float" office:value="2.5" calcext:value-type="float">
            <text:p>2.5</text:p>
          </table:table-cell>
          <table:table-cell office:value-type="float" office:value="104.35" calcext:value-type="float">
            <text:p>104.35</text:p>
          </table:table-cell>
          <table:table-cell office:value-type="float" office:value="133.085006713867" calcext:value-type="float">
            <text:p>133.085006713867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0.13" calcext:value-type="float">
            <text:p>0.13</text:p>
          </table:table-cell>
          <table:table-cell office:value-type="float" office:value="16068.824" calcext:value-type="float">
            <text:p>16068.824</text:p>
          </table:table-cell>
          <table:table-cell office:value-type="float" office:value="8.2" calcext:value-type="float">
            <text:p>8.2</text:p>
          </table:table-cell>
          <table:table-cell office:value-type="float" office:value="96.8950145952864" calcext:value-type="float">
            <text:p>96.8950145952864</text:p>
          </table:table-cell>
          <table:table-cell office:value-type="float" office:value="83.0400009155273" calcext:value-type="float">
            <text:p>83.04000091552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0.16" calcext:value-type="float">
            <text:p>0.16</text:p>
          </table:table-cell>
          <table:table-cell office:value-type="float" office:value="16207.13" calcext:value-type="float">
            <text:p>16207.13</text:p>
          </table:table-cell>
          <table:table-cell office:value-type="float" office:value="8.2" calcext:value-type="float">
            <text:p>8.2</text:p>
          </table:table-cell>
          <table:table-cell office:value-type="float" office:value="97.7306127144357" calcext:value-type="float">
            <text:p>97.7306127144357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0.14" calcext:value-type="float">
            <text:p>0.14</text:p>
          </table:table-cell>
          <table:table-cell office:value-type="float" office:value="16319.54" calcext:value-type="float">
            <text:p>16319.54</text:p>
          </table:table-cell>
          <table:table-cell office:value-type="float" office:value="7.8" calcext:value-type="float">
            <text:p>7.8</text:p>
          </table:table-cell>
          <table:table-cell office:value-type="float" office:value="97.8974159872309" calcext:value-type="float">
            <text:p>97.8974159872309</text:p>
          </table:table-cell>
          <table:table-cell office:value-type="float" office:value="80.1500015258789" calcext:value-type="float">
            <text:p>80.150001525878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0.16" calcext:value-type="float">
            <text:p>0.16</text:p>
          </table:table-cell>
          <table:table-cell office:value-type="float" office:value="16420.386" calcext:value-type="float">
            <text:p>16420.386</text:p>
          </table:table-cell>
          <table:table-cell office:value-type="float" office:value="7.9" calcext:value-type="float">
            <text:p>7.9</text:p>
          </table:table-cell>
          <table:table-cell office:value-type="float" office:value="97.8470874135427" calcext:value-type="float">
            <text:p>97.8470874135427</text:p>
          </table:table-cell>
          <table:table-cell office:value-type="float" office:value="81.9800033569336" calcext:value-type="float">
            <text:p>81.980003356933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0.14" calcext:value-type="float">
            <text:p>0.14</text:p>
          </table:table-cell>
          <table:table-cell office:value-type="float" office:value="16629.05" calcext:value-type="float">
            <text:p>16629.05</text:p>
          </table:table-cell>
          <table:table-cell office:value-type="float" office:value="7.5" calcext:value-type="float">
            <text:p>7.5</text:p>
          </table:table-cell>
          <table:table-cell office:value-type="float" office:value="98.4311864601757" calcext:value-type="float">
            <text:p>98.4311864601757</text:p>
          </table:table-cell>
          <table:table-cell office:value-type="float" office:value="83.379997253418" calcext:value-type="float">
            <text:p>83.37999725341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0.09" calcext:value-type="float">
            <text:p>0.09</text:p>
          </table:table-cell>
          <table:table-cell office:value-type="float" office:value="16699.551" calcext:value-type="float">
            <text:p>16699.551</text:p>
          </table:table-cell>
          <table:table-cell office:value-type="float" office:value="7.5" calcext:value-type="float">
            <text:p>7.5</text:p>
          </table:table-cell>
          <table:table-cell office:value-type="float" office:value="98.9819248522497" calcext:value-type="float">
            <text:p>98.9819248522497</text:p>
          </table:table-cell>
          <table:table-cell office:value-type="float" office:value="82.0899963378906" calcext:value-type="float">
            <text:p>82.089996337890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0.08" calcext:value-type="float">
            <text:p>0.08</text:p>
          </table:table-cell>
          <table:table-cell office:value-type="float" office:value="16911.068" calcext:value-type="float">
            <text:p>16911.068</text:p>
          </table:table-cell>
          <table:table-cell office:value-type="float" office:value="7.2" calcext:value-type="float">
            <text:p>7.2</text:p>
          </table:table-cell>
          <table:table-cell office:value-type="float" office:value="99.3601081345355" calcext:value-type="float">
            <text:p>99.3601081345355</text:p>
          </table:table-cell>
          <table:table-cell office:value-type="float" office:value="80.6800003051758" calcext:value-type="float">
            <text:p>80.680000305175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0.09" calcext:value-type="float">
            <text:p>0.09</text:p>
          </table:table-cell>
          <table:table-cell office:value-type="float" office:value="17133.114" calcext:value-type="float">
            <text:p>17133.114</text:p>
          </table:table-cell>
          <table:table-cell office:value-type="float" office:value="6.7" calcext:value-type="float">
            <text:p>6.7</text:p>
          </table:table-cell>
          <table:table-cell office:value-type="float" office:value="98.9376357074041" calcext:value-type="float">
            <text:p>98.9376357074041</text:p>
          </table:table-cell>
          <table:table-cell office:value-type="float" office:value="79.7799987792969" calcext:value-type="float">
            <text:p>79.779998779296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0.08" calcext:value-type="float">
            <text:p>0.08</text:p>
          </table:table-cell>
          <table:table-cell office:value-type="float" office:value="17144.281" calcext:value-type="float">
            <text:p>17144.281</text:p>
          </table:table-cell>
          <table:table-cell office:value-type="float" office:value="6.7" calcext:value-type="float">
            <text:p>6.7</text:p>
          </table:table-cell>
          <table:table-cell office:value-type="float" office:value="99.7183037832708" calcext:value-type="float">
            <text:p>99.7183037832708</text:p>
          </table:table-cell>
          <table:table-cell office:value-type="float" office:value="80.370002746582" calcext:value-type="float">
            <text:p>80.3700027465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0.1" calcext:value-type="float">
            <text:p>0.1</text:p>
          </table:table-cell>
          <table:table-cell office:value-type="float" office:value="17462.703" calcext:value-type="float">
            <text:p>17462.703</text:p>
          </table:table-cell>
          <table:table-cell office:value-type="float" office:value="6.1" calcext:value-type="float">
            <text:p>6.1</text:p>
          </table:table-cell>
          <table:table-cell office:value-type="float" office:value="100.996649554952" calcext:value-type="float">
            <text:p>100.996649554952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0.09" calcext:value-type="float">
            <text:p>0.09</text:p>
          </table:table-cell>
          <table:table-cell office:value-type="float" office:value="17743.227" calcext:value-type="float">
            <text:p>17743.227</text:p>
          </table:table-cell>
          <table:table-cell office:value-type="float" office:value="5.9" calcext:value-type="float">
            <text:p>5.9</text:p>
          </table:table-cell>
          <table:table-cell office:value-type="float" office:value="101.048991271587" calcext:value-type="float">
            <text:p>101.048991271587</text:p>
          </table:table-cell>
          <table:table-cell office:value-type="float" office:value="88.3600006103516" calcext:value-type="float">
            <text:p>88.360000610351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0.12" calcext:value-type="float">
            <text:p>0.12</text:p>
          </table:table-cell>
          <table:table-cell office:value-type="float" office:value="17852.54" calcext:value-type="float">
            <text:p>17852.54</text:p>
          </table:table-cell>
          <table:table-cell office:value-type="float" office:value="5.6" calcext:value-type="float">
            <text:p>5.6</text:p>
          </table:table-cell>
          <table:table-cell office:value-type="float" office:value="99.8934472197058" calcext:value-type="float">
            <text:p>99.8934472197058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0.11" calcext:value-type="float">
            <text:p>0.11</text:p>
          </table:table-cell>
          <table:table-cell office:value-type="float" office:value="17991.348" calcext:value-type="float">
            <text:p>17991.348</text:p>
          </table:table-cell>
          <table:table-cell office:value-type="float" office:value="5.4" calcext:value-type="float">
            <text:p>5.4</text:p>
          </table:table-cell>
          <table:table-cell office:value-type="float" office:value="99.0423191406756" calcext:value-type="float">
            <text:p>99.0423191406756</text:p>
          </table:table-cell>
          <table:table-cell office:value-type="float" office:value="96.9100036621094" calcext:value-type="float">
            <text:p>96.910003662109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0.13" calcext:value-type="float">
            <text:p>0.13</text:p>
          </table:table-cell>
          <table:table-cell office:value-type="float" office:value="18193.707" calcext:value-type="float">
            <text:p>18193.707</text:p>
          </table:table-cell>
          <table:table-cell office:value-type="float" office:value="5.3" calcext:value-type="float">
            <text:p>5.3</text:p>
          </table:table-cell>
          <table:table-cell office:value-type="float" office:value="100.402916181355" calcext:value-type="float">
            <text:p>100.402916181355</text:p>
          </table:table-cell>
          <table:table-cell office:value-type="float" office:value="95.9499969482422" calcext:value-type="float">
            <text:p>95.949996948242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0.14" calcext:value-type="float">
            <text:p>0.14</text:p>
          </table:table-cell>
          <table:table-cell office:value-type="float" office:value="18306.96" calcext:value-type="float">
            <text:p>18306.96</text:p>
          </table:table-cell>
          <table:table-cell office:value-type="float" office:value="5" calcext:value-type="float">
            <text:p>5</text:p>
          </table:table-cell>
          <table:table-cell office:value-type="float" office:value="100.633133456998" calcext:value-type="float">
            <text:p>100.633133456998</text:p>
          </table:table-cell>
          <table:table-cell office:value-type="float" office:value="100.169998168945" calcext:value-type="float">
            <text:p>100.16999816894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0.24" calcext:value-type="float">
            <text:p>0.24</text:p>
          </table:table-cell>
          <table:table-cell office:value-type="float" office:value="18332.079" calcext:value-type="float">
            <text:p>18332.079</text:p>
          </table:table-cell>
          <table:table-cell office:value-type="float" office:value="5" calcext:value-type="float">
            <text:p>5</text:p>
          </table:table-cell>
          <table:table-cell office:value-type="float" office:value="99.9216312209712" calcext:value-type="float">
            <text:p>99.9216312209712</text:p>
          </table:table-cell>
          <table:table-cell office:value-type="float" office:value="98.2099990844727" calcext:value-type="float">
            <text:p>98.209999084472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0.36" calcext:value-type="float">
            <text:p>0.36</text:p>
          </table:table-cell>
          <table:table-cell office:value-type="float" office:value="18425.306" calcext:value-type="float">
            <text:p>18425.306</text:p>
          </table:table-cell>
          <table:table-cell office:value-type="float" office:value="5" calcext:value-type="float">
            <text:p>5</text:p>
          </table:table-cell>
          <table:table-cell office:value-type="float" office:value="99.8291704413097" calcext:value-type="float">
            <text:p>99.8291704413097</text:p>
          </table:table-cell>
          <table:table-cell office:value-type="float" office:value="95.8899993896484" calcext:value-type="float">
            <text:p>95.889999389648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0.38" calcext:value-type="float">
            <text:p>0.38</text:p>
          </table:table-cell>
          <table:table-cell office:value-type="float" office:value="18611.617" calcext:value-type="float">
            <text:p>18611.617</text:p>
          </table:table-cell>
          <table:table-cell office:value-type="float" office:value="4.9" calcext:value-type="float">
            <text:p>4.9</text:p>
          </table:table-cell>
          <table:table-cell office:value-type="float" office:value="101.11197388666" calcext:value-type="float">
            <text:p>101.11197388666</text:p>
          </table:table-cell>
          <table:table-cell office:value-type="float" office:value="96.0199966430664" calcext:value-type="float">
            <text:p>96.019996643066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0.4" calcext:value-type="float">
            <text:p>0.4</text:p>
          </table:table-cell>
          <table:table-cell office:value-type="float" office:value="18775.459" calcext:value-type="float">
            <text:p>18775.459</text:p>
          </table:table-cell>
          <table:table-cell office:value-type="float" office:value="5" calcext:value-type="float">
            <text:p>5</text:p>
          </table:table-cell>
          <table:table-cell office:value-type="float" office:value="101.400572307781" calcext:value-type="float">
            <text:p>101.400572307781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0.54" calcext:value-type="float">
            <text:p>0.54</text:p>
          </table:table-cell>
          <table:table-cell office:value-type="float" office:value="18968.041" calcext:value-type="float">
            <text:p>18968.041</text:p>
          </table:table-cell>
          <table:table-cell office:value-type="float" office:value="4.7" calcext:value-type="float">
            <text:p>4.7</text:p>
          </table:table-cell>
          <table:table-cell office:value-type="float" office:value="101.56838215205" calcext:value-type="float">
            <text:p>101.56838215205</text:p>
          </table:table-cell>
          <table:table-cell office:value-type="float" office:value="101.120002746582" calcext:value-type="float">
            <text:p>101.1200027465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0.79" calcext:value-type="float">
            <text:p>0.79</text:p>
          </table:table-cell>
          <table:table-cell office:value-type="float" office:value="19148.194" calcext:value-type="float">
            <text:p>19148.194</text:p>
          </table:table-cell>
          <table:table-cell office:value-type="float" office:value="4.4" calcext:value-type="float">
            <text:p>4.4</text:p>
          </table:table-cell>
          <table:table-cell office:value-type="float" office:value="102.380829127303" calcext:value-type="float">
            <text:p>102.380829127303</text:p>
          </table:table-cell>
          <table:table-cell office:value-type="float" office:value="96.9199981689453" calcext:value-type="float">
            <text:p>96.919998168945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1.04" calcext:value-type="float">
            <text:p>1.04</text:p>
          </table:table-cell>
          <table:table-cell office:value-type="float" office:value="19304.506" calcext:value-type="float">
            <text:p>19304.506</text:p>
          </table:table-cell>
          <table:table-cell office:value-type="float" office:value="4.3" calcext:value-type="float">
            <text:p>4.3</text:p>
          </table:table-cell>
          <table:table-cell office:value-type="float" office:value="102.936887968595" calcext:value-type="float">
            <text:p>102.936887968595</text:p>
          </table:table-cell>
          <table:table-cell office:value-type="float" office:value="92.6699981689453" calcext:value-type="float">
            <text:p>92.669998168945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1.15" calcext:value-type="float">
            <text:p>1.15</text:p>
          </table:table-cell>
          <table:table-cell office:value-type="float" office:value="19561.896" calcext:value-type="float">
            <text:p>19561.896</text:p>
          </table:table-cell>
          <table:table-cell office:value-type="float" office:value="4.3" calcext:value-type="float">
            <text:p>4.3</text:p>
          </table:table-cell>
          <table:table-cell office:value-type="float" office:value="103.389845131789" calcext:value-type="float">
            <text:p>103.389845131789</text:p>
          </table:table-cell>
          <table:table-cell office:value-type="float" office:value="93.0100021362305" calcext:value-type="float">
            <text:p>93.010002136230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1.3" calcext:value-type="float">
            <text:p>1.3</text:p>
          </table:table-cell>
          <table:table-cell office:value-type="float" office:value="19894.75" calcext:value-type="float">
            <text:p>19894.75</text:p>
          </table:table-cell>
          <table:table-cell office:value-type="float" office:value="4.1" calcext:value-type="float">
            <text:p>4.1</text:p>
          </table:table-cell>
          <table:table-cell office:value-type="float" office:value="103.786865680227" calcext:value-type="float">
            <text:p>103.786865680227</text:p>
          </table:table-cell>
          <table:table-cell office:value-type="float" office:value="90.6100006103516" calcext:value-type="float">
            <text:p>90.610000610351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1.51" calcext:value-type="float">
            <text:p>1.51</text:p>
          </table:table-cell>
          <table:table-cell office:value-type="float" office:value="20155.486" calcext:value-type="float">
            <text:p>20155.486</text:p>
          </table:table-cell>
          <table:table-cell office:value-type="float" office:value="4" calcext:value-type="float">
            <text:p>4</text:p>
          </table:table-cell>
          <table:table-cell office:value-type="float" office:value="104.736637763686" calcext:value-type="float">
            <text:p>104.736637763686</text:p>
          </table:table-cell>
          <table:table-cell office:value-type="float" office:value="93.9899978637695" calcext:value-type="float">
            <text:p>93.989997863769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1.82" calcext:value-type="float">
            <text:p>1.82</text:p>
          </table:table-cell>
          <table:table-cell office:value-type="float" office:value="20470.197" calcext:value-type="float">
            <text:p>20470.197</text:p>
          </table:table-cell>
          <table:table-cell office:value-type="float" office:value="4" calcext:value-type="float">
            <text:p>4</text:p>
          </table:table-cell>
          <table:table-cell office:value-type="float" office:value="105.916195735013" calcext:value-type="float">
            <text:p>105.916195735013</text:p>
          </table:table-cell>
          <table:table-cell office:value-type="float" office:value="95.1399993896484" calcext:value-type="float">
            <text:p>95.139999389648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1.95" calcext:value-type="float">
            <text:p>1.95</text:p>
          </table:table-cell>
          <table:table-cell office:value-type="float" office:value="20687.278" calcext:value-type="float">
            <text:p>20687.278</text:p>
          </table:table-cell>
          <table:table-cell office:value-type="float" office:value="3.7" calcext:value-type="float">
            <text:p>3.7</text:p>
          </table:table-cell>
          <table:table-cell office:value-type="float" office:value="106.27324101635" calcext:value-type="float">
            <text:p>106.27324101635</text:p>
          </table:table-cell>
          <table:table-cell office:value-type="float" office:value="97.2699966430664" calcext:value-type="float">
            <text:p>97.269996643066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2.27" calcext:value-type="float">
            <text:p>2.27</text:p>
          </table:table-cell>
          <table:table-cell office:value-type="float" office:value="20819.269" calcext:value-type="float">
            <text:p>20819.269</text:p>
          </table:table-cell>
          <table:table-cell office:value-type="float" office:value="3.9" calcext:value-type="float">
            <text:p>3.9</text:p>
          </table:table-cell>
          <table:table-cell office:value-type="float" office:value="106.086450110004" calcext:value-type="float">
            <text:p>106.086450110004</text:p>
          </table:table-cell>
          <table:table-cell office:value-type="float" office:value="96.1600036621094" calcext:value-type="float">
            <text:p>96.160003662109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2.41" calcext:value-type="float">
            <text:p>2.41</text:p>
          </table:table-cell>
          <table:table-cell office:value-type="float" office:value="21013.085" calcext:value-type="float">
            <text:p>21013.085</text:p>
          </table:table-cell>
          <table:table-cell office:value-type="float" office:value="3.8" calcext:value-type="float">
            <text:p>3.8</text:p>
          </table:table-cell>
          <table:table-cell office:value-type="float" office:value="106.282300159613" calcext:value-type="float">
            <text:p>106.282300159613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2.38" calcext:value-type="float">
            <text:p>2.38</text:p>
          </table:table-cell>
          <table:table-cell office:value-type="float" office:value="21272.448" calcext:value-type="float">
            <text:p>21272.448</text:p>
          </table:table-cell>
          <table:table-cell office:value-type="float" office:value="3.6" calcext:value-type="float">
            <text:p>3.6</text:p>
          </table:table-cell>
          <table:table-cell office:value-type="float" office:value="107.695957896553" calcext:value-type="float">
            <text:p>107.695957896553</text:p>
          </table:table-cell>
          <table:table-cell office:value-type="float" office:value="98.9199981689453" calcext:value-type="float">
            <text:p>98.919998168945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2.04" calcext:value-type="float">
            <text:p>2.04</text:p>
          </table:table-cell>
          <table:table-cell office:value-type="float" office:value="21531.839" calcext:value-type="float">
            <text:p>21531.839</text:p>
          </table:table-cell>
          <table:table-cell office:value-type="float" office:value="3.5" calcext:value-type="float">
            <text:p>3.5</text:p>
          </table:table-cell>
          <table:table-cell office:value-type="float" office:value="107.933077376587" calcext:value-type="float">
            <text:p>107.933077376587</text:p>
          </table:table-cell>
          <table:table-cell office:value-type="float" office:value="98.2699966430664" calcext:value-type="float">
            <text:p>98.269996643066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1.55" calcext:value-type="float">
            <text:p>1.55</text:p>
          </table:table-cell>
          <table:table-cell office:value-type="float" office:value="21706.532" calcext:value-type="float">
            <text:p>21706.532</text:p>
          </table:table-cell>
          <table:table-cell office:value-type="float" office:value="3.6" calcext:value-type="float">
            <text:p>3.6</text:p>
          </table:table-cell>
          <table:table-cell office:value-type="float" office:value="108.133097508017" calcext:value-type="float">
            <text:p>108.133097508017</text:p>
          </table:table-cell>
          <table:table-cell office:value-type="float" office:value="98.129997253418" calcext:value-type="float">
            <text:p>98.12999725341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0.65" calcext:value-type="float">
            <text:p>0.65</text:p>
          </table:table-cell>
          <table:table-cell office:value-type="float" office:value="21538.032" calcext:value-type="float">
            <text:p>21538.032</text:p>
          </table:table-cell>
          <table:table-cell office:value-type="float" office:value="4.4" calcext:value-type="float">
            <text:p>4.4</text:p>
          </table:table-cell>
          <table:table-cell office:value-type="float" office:value="108.518614382468" calcext:value-type="float">
            <text:p>108.518614382468</text:p>
          </table:table-cell>
          <table:table-cell office:value-type="float" office:value="98.3399963378906" calcext:value-type="float">
            <text:p>98.339996337890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0.08" calcext:value-type="float">
            <text:p>0.08</text:p>
          </table:table-cell>
          <table:table-cell office:value-type="float" office:value="19636.731" calcext:value-type="float">
            <text:p>19636.731</text:p>
          </table:table-cell>
          <table:table-cell office:value-type="float" office:value="11" calcext:value-type="float">
            <text:p>11</text:p>
          </table:table-cell>
          <table:table-cell office:value-type="float" office:value="107.859885250852" calcext:value-type="float">
            <text:p>107.859885250852</text:p>
          </table:table-cell>
          <table:table-cell office:value-type="float" office:value="92.1399993896484" calcext:value-type="float">
            <text:p>92.139999389648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0.09" calcext:value-type="float">
            <text:p>0.09</text:p>
          </table:table-cell>
          <table:table-cell office:value-type="float" office:value="21362.428" calcext:value-type="float">
            <text:p>21362.428</text:p>
          </table:table-cell>
          <table:table-cell office:value-type="float" office:value="7.9" calcext:value-type="float">
            <text:p>7.9</text:p>
          </table:table-cell>
          <table:table-cell office:value-type="float" office:value="109.318982500036" calcext:value-type="float">
            <text:p>109.318982500036</text:p>
          </table:table-cell>
          <table:table-cell office:value-type="float" office:value="91.870002746582" calcext:value-type="float">
            <text:p>91.8700027465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0.09" calcext:value-type="float">
            <text:p>0.09</text:p>
          </table:table-cell>
          <table:table-cell office:value-type="float" office:value="21704.706" calcext:value-type="float">
            <text:p>21704.706</text:p>
          </table:table-cell>
          <table:table-cell office:value-type="float" office:value="6.7" calcext:value-type="float">
            <text:p>6.7</text:p>
          </table:table-cell>
          <table:table-cell office:value-type="float" office:value="109.570050184778" calcext:value-type="float">
            <text:p>109.570050184778</text:p>
          </table:table-cell>
          <table:table-cell office:value-type="float" office:value="90.9300003051758" calcext:value-type="float">
            <text:p>90.930000305175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0.07" calcext:value-type="float">
            <text:p>0.07</text:p>
          </table:table-cell>
          <table:table-cell office:value-type="float" office:value="22313.85" calcext:value-type="float">
            <text:p>22313.85</text:p>
          </table:table-cell>
          <table:table-cell office:value-type="float" office:value="6.1" calcext:value-type="float">
            <text:p>6.1</text:p>
          </table:table-cell>
          <table:table-cell office:value-type="float" office:value="110.877298937348" calcext:value-type="float">
            <text:p>110.877298937348</text:p>
          </table:table-cell>
          <table:table-cell office:value-type="float" office:value="89.8399963378906" calcext:value-type="float">
            <text:p>89.839996337890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0.08" calcext:value-type="float">
            <text:p>0.08</text:p>
          </table:table-cell>
          <table:table-cell office:value-type="float" office:value="23046.934" calcext:value-type="float">
            <text:p>23046.934</text:p>
          </table:table-cell>
          <table:table-cell office:value-type="float" office:value="5.9" calcext:value-type="float">
            <text:p>5.9</text:p>
          </table:table-cell>
          <table:table-cell office:value-type="float" office:value="113.78010727176" calcext:value-type="float">
            <text:p>113.78010727176</text:p>
          </table:table-cell>
          <table:table-cell office:value-type="float" office:value="92.629997253418" calcext:value-type="float">
            <text:p>92.62999725341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0.08" calcext:value-type="float">
            <text:p>0.08</text:p>
          </table:table-cell>
          <table:table-cell office:value-type="float" office:value="23550.42" calcext:value-type="float">
            <text:p>23550.42</text:p>
          </table:table-cell>
          <table:table-cell office:value-type="float" office:value="4.8" calcext:value-type="float">
            <text:p>4.8</text:p>
          </table:table-cell>
          <table:table-cell office:value-type="float" office:value="115.793394015214" calcext:value-type="float">
            <text:p>115.793394015214</text:p>
          </table:table-cell>
          <table:table-cell office:value-type="float" office:value="95.9899978637695" calcext:value-type="float">
            <text:p>95.989997863769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0.08" calcext:value-type="float">
            <text:p>0.08</text:p>
          </table:table-cell>
          <table:table-cell office:value-type="float" office:value="24349.121" calcext:value-type="float">
            <text:p>24349.121</text:p>
          </table:table-cell>
          <table:table-cell office:value-type="float" office:value="3.9" calcext:value-type="float">
            <text:p>3.9</text:p>
          </table:table-cell>
          <table:table-cell office:value-type="float" office:value="117.699696590599" calcext:value-type="float">
            <text:p>117.699696590599</text:p>
          </table:table-cell>
          <table:table-cell office:value-type="float" office:value="96.7099990844727" calcext:value-type="float">
            <text:p>96.709999084472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0.2" calcext:value-type="float">
            <text:p>0.2</text:p>
          </table:table-cell>
          <table:table-cell office:value-type="float" office:value="24740.48" calcext:value-type="float">
            <text:p>24740.48</text:p>
          </table:table-cell>
          <table:table-cell office:value-type="float" office:value="3.6" calcext:value-type="float">
            <text:p>3.6</text:p>
          </table:table-cell>
          <table:table-cell office:value-type="float" office:value="120.560660310887" calcext:value-type="float">
            <text:p>120.560660310887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1.21" calcext:value-type="float">
            <text:p>1.21</text:p>
          </table:table-cell>
          <table:table-cell office:value-type="float" office:value="25248.476" calcext:value-type="float">
            <text:p>25248.476</text:p>
          </table:table-cell>
          <table:table-cell office:value-type="float" office:value="3.6" calcext:value-type="float">
            <text:p>3.6</text:p>
          </table:table-cell>
          <table:table-cell office:value-type="float" office:value="124.40346260587" calcext:value-type="float">
            <text:p>124.40346260587</text:p>
          </table:table-cell>
          <table:table-cell office:value-type="float" office:value="108.699996948242" calcext:value-type="float">
            <text:p>108.69999694824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2.56" calcext:value-type="float">
            <text:p>2.56</text:p>
          </table:table-cell>
          <table:table-cell office:value-type="float" office:value="25723.941" calcext:value-type="float">
            <text:p>25723.941</text:p>
          </table:table-cell>
          <table:table-cell office:value-type="float" office:value="3.5" calcext:value-type="float">
            <text:p>3.5</text:p>
          </table:table-cell>
          <table:table-cell office:value-type="float" office:value="125.92237895978" calcext:value-type="float">
            <text:p>125.92237895978</text:p>
          </table:table-cell>
          <table:table-cell office:value-type="float" office:value="105.949996948242" calcext:value-type="float">
            <text:p>105.94999694824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4.1" calcext:value-type="float">
            <text:p>4.1</text:p>
          </table:table-cell>
          <table:table-cell office:value-type="float" office:value="26137.992" calcext:value-type="float">
            <text:p>26137.992</text:p>
          </table:table-cell>
          <table:table-cell office:value-type="float" office:value="3.5" calcext:value-type="float">
            <text:p>3.5</text:p>
          </table:table-cell>
          <table:table-cell office:value-type="float" office:value="126.044174108106" calcext:value-type="float">
            <text:p>126.044174108106</text:p>
          </table:table-cell>
          <table:table-cell office:value-type="float" office:value="104.870002746582" calcext:value-type="float">
            <text:p>104.8700027465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023Q1</text:p>
          </table:table-cell>
          <table:table-cell office:value-type="float" office:value="-5.3" calcext:value-type="float">
            <text:p>-5.3</text:p>
          </table:table-cell>
          <table:table-cell office:value-type="float" office:value="4.65" calcext:value-type="float">
            <text:p>4.65</text:p>
          </table:table-cell>
          <table:table-cell office:value-type="float" office:value="26791.4418" calcext:value-type="float">
            <text:p>26791.4418</text:p>
          </table:table-cell>
          <table:table-cell office:value-type="float" office:value="3.6" calcext:value-type="float">
            <text:p>3.6</text:p>
          </table:table-cell>
          <table:table-cell office:value-type="float" office:value="127.304" calcext:value-type="float">
            <text:p>127.304</text:p>
          </table:table-cell>
          <table:table-cell office:value-type="float" office:value="101.01000213623" calcext:value-type="float">
            <text:p>101.01000213623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0:58:22.661161835</meta:creation-date>
    <dc:date>2023-04-17T21:03:56.406943851</dc:date>
    <meta:editing-duration>PT5M34S</meta:editing-duration>
    <meta:editing-cycles>1</meta:editing-cycles>
    <meta:document-statistic meta:table-count="1" meta:cell-count="1408" meta:object-count="0"/>
    <meta:generator>LibreOffice/7.3.7.2$Linux_X86_64 LibreOffice_project/30$Build-2</meta:generator>
  </office:meta>
</office:document-meta>
</file>